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100%" style:text-autospace="none"/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10" style:family="paragraph" style:parent-style-name="Standard">
      <style:paragraph-properties style:text-autospace="none"/>
      <style:text-properties style:use-window-font-color="true" fo:font-size="13pt" fo:language="zxx" fo:country="none" style:font-size-asian="13pt" style:font-size-complex="13pt"/>
    </style:style>
    <style:style style:name="P11" style:family="paragraph" style:parent-style-name="Standard">
      <style:paragraph-properties style:text-autospace="none"/>
      <style:text-properties fo:color="#000000" fo:font-size="8pt" style:font-size-asian="8pt" style:font-size-complex="8pt"/>
    </style:style>
    <style:style style:name="P12" style:family="paragraph" style:parent-style-name="Standard">
      <style:paragraph-properties style:text-autospace="none"/>
      <style:text-properties fo:color="#000000" fo:font-size="8pt" fo:language="zxx" fo:country="none" style:font-size-asian="8pt" style:font-size-complex="8pt"/>
    </style:style>
    <style:style style:name="P13" style:family="paragraph" style:parent-style-name="Standard">
      <style:paragraph-properties style:text-autospace="none"/>
      <style:text-properties fo:color="#000000" fo:font-size="8pt" fo:language="zxx" fo:country="none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100%" style:text-autospace="non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fo:line-height="100%" style:text-autospace="none"/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00%" style:text-autospace="none"/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line-height="100%" style:text-autospace="none"/>
      <style:text-properties style:font-name="Courier New1" fo:font-size="10pt" fo:language="en" fo:country="IN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line-height="100%" style:text-autospace="none"/>
      <style:text-properties style:font-name="Courier New1" fo:font-size="10pt" fo:language="en" fo:country="IN" fo:font-weight="bold" style:font-name-asian="Courier New1" style:font-size-asian="10pt" style:font-weight-asian="bold" style:font-name-complex="Courier New1" style:font-size-complex="10pt" style:font-weight-complex="bold"/>
    </style:style>
    <style:style style:name="P22" style:family="paragraph" style:parent-style-name="Standard">
      <style:paragraph-properties fo:margin-top="0.176cm" fo:margin-bottom="0.176cm" style:text-autospace="none"/>
    </style:style>
    <style:style style:name="P2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2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 style:list-style-name="L4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6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 style:list-style-name="L7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 style:list-style-name="L8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 style:list-style-name="L9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 style:list-style-name="L1">
      <style:text-properties style:font-name="Courier New" fo:font-size="8pt" fo:font-weight="bold" style:font-size-asian="8pt" style:font-weight-asian="bold" style:font-size-complex="8pt" style:font-weight-complex="bold"/>
    </style:style>
    <style:style style:name="P33" style:family="paragraph" style:parent-style-name="Standard" style:list-style-name="L2">
      <style:text-properties style:font-name="Courier New" fo:font-size="8pt" fo:font-weight="bold" style:font-size-asian="8pt" style:font-weight-asian="bold" style:font-size-complex="8pt" style:font-weight-complex="bold"/>
    </style:style>
    <style:style style:name="P34" style:family="paragraph" style:parent-style-name="Standard" style:list-style-name="L6">
      <style:text-properties style:font-name="Courier New" fo:font-size="8pt" fo:font-weight="bold" style:font-size-asian="8pt" style:font-weight-asian="bold" style:font-size-complex="8pt" style:font-weight-complex="bold"/>
    </style:style>
    <style:style style:name="P35" style:family="paragraph" style:parent-style-name="Standard" style:list-style-name="L7">
      <style:text-properties style:font-name="Courier New" fo:font-size="8pt" fo:font-weight="bold" style:font-size-asian="8pt" style:font-weight-asian="bold" style:font-size-complex="8pt" style:font-weight-complex="bold"/>
    </style:style>
    <style:style style:name="P36" style:family="paragraph" style:parent-style-name="Standard" style:list-style-name="L8">
      <style:text-properties style:font-name="Courier New" fo:font-size="8pt" fo:font-weight="bold" style:font-size-asian="8pt" style:font-weight-asian="bold" style:font-size-complex="8pt" style:font-weight-complex="bold"/>
    </style:style>
    <style:style style:name="P37" style:family="paragraph" style:parent-style-name="Standard" style:list-style-name="L4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38" style:family="paragraph" style:parent-style-name="Standard" style:list-style-name="L2">
      <style:text-properties fo:font-weight="normal" style:font-weight-asian="normal" style:font-weight-complex="normal"/>
    </style:style>
    <style:style style:name="P39" style:family="paragraph" style:parent-style-name="Standard" style:list-style-name="L3">
      <style:text-properties fo:font-weight="normal" style:font-weight-asian="normal" style:font-weight-complex="normal"/>
    </style:style>
    <style:style style:name="P40" style:family="paragraph" style:parent-style-name="Standard" style:list-style-name="L4">
      <style:text-properties fo:font-weight="normal" style:font-weight-asian="normal" style:font-weight-complex="normal"/>
    </style:style>
    <style:style style:name="P41" style:family="paragraph" style:parent-style-name="Standard" style:list-style-name="L5">
      <style:text-properties fo:font-weight="normal" style:font-weight-asian="normal" style:font-weight-complex="normal"/>
    </style:style>
    <style:style style:name="P42" style:family="paragraph" style:parent-style-name="Standard" style:list-style-name="L6">
      <style:text-properties fo:font-weight="normal" style:font-weight-asian="normal" style:font-weight-complex="normal"/>
    </style:style>
    <style:style style:name="P43" style:family="paragraph" style:parent-style-name="Standard" style:list-style-name="L7">
      <style:text-properties fo:font-weight="normal" style:font-weight-asian="normal" style:font-weight-complex="normal"/>
    </style:style>
    <style:style style:name="P44" style:family="paragraph" style:parent-style-name="Standard" style:list-style-name="L9">
      <style:text-properties fo:font-weight="normal" style:font-weight-asian="normal" style:font-weight-complex="normal"/>
    </style:style>
    <style:style style:name="P45" style:family="paragraph" style:parent-style-name="Standard" style:list-style-name="L2">
      <style:text-properties fo:font-weight="bold" style:font-weight-asian="bold" style:font-weight-complex="bold"/>
    </style:style>
    <style:style style:name="P46" style:family="paragraph" style:parent-style-name="Standard" style:list-style-name="L3">
      <style:text-properties fo:font-weight="bold" style:font-weight-asian="bold" style:font-weight-complex="bold"/>
    </style:style>
    <style:style style:name="P47" style:family="paragraph" style:parent-style-name="Standard" style:list-style-name="L4">
      <style:text-properties fo:font-weight="bold" style:font-weight-asian="bold" style:font-weight-complex="bold"/>
    </style:style>
    <style:style style:name="P48" style:family="paragraph" style:parent-style-name="Standard" style:list-style-name="L6">
      <style:text-properties fo:font-weight="bold" style:font-weight-asian="bold" style:font-weight-complex="bold"/>
    </style:style>
    <style:style style:name="P49" style:family="paragraph" style:parent-style-name="Standard" style:list-style-name="L7">
      <style:text-properties fo:font-weight="bold" style:font-weight-asian="bold" style:font-weight-complex="bold"/>
    </style:style>
    <style:style style:name="P50" style:family="paragraph" style:parent-style-name="Standard" style:list-style-name="L3"/>
    <style:style style:name="P51" style:family="paragraph" style:parent-style-name="Standard" style:list-style-name="L4"/>
    <style:style style:name="P52" style:family="paragraph" style:parent-style-name="Standard" style:list-style-name="L4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53" style:family="paragraph" style:parent-style-name="Standard" style:list-style-name="L7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54" style:family="paragraph" style:parent-style-name="Standard" style:list-style-name="L4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7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4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7" style:family="paragraph" style:parent-style-name="Standard" style:list-style-name="L7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8" style:family="paragraph" style:parent-style-name="Standard" style:list-style-name="L4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5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0" style:family="paragraph" style:parent-style-name="Standard" style:list-style-name="L4">
      <style:text-properties style:font-name="Courier New1" fo:font-size="10pt" fo:language="en" fo:country="IN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61" style:family="paragraph" style:parent-style-name="Standard" style:list-style-name="L6"/>
    <style:style style:name="P62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text-properties fo:font-style="normal" fo:font-weight="bold" style:font-style-asian="normal" style:font-weight-asian="bold" style:font-style-complex="normal" style:font-weight-complex="bold"/>
    </style:style>
    <style:style style:name="P64" style:family="paragraph" style:parent-style-name="Standard" style:list-style-name="L7">
      <style:text-properties fo:color="#000000"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 style:list-style-name="L7">
      <style:text-properties fo:color="#000000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1" fo:language="zxx" fo:country="none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1" fo:language="zxx" fo:country="none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fo:font-size="13pt" fo:language="zxx" fo:country="none" style:font-size-asian="13pt" style:font-size-complex="13pt"/>
    </style:style>
    <style:style style:name="T13" style:family="text">
      <style:text-properties fo:language="zxx" fo:country="none"/>
    </style:style>
    <style:style style:name="T14" style:family="text">
      <style:text-properties fo:language="zxx" fo:country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st Libraries</text:p>
      <text:p text:style-name="Standard"/>
      <text:p text:style-name="P2">Regular Expressions</text:p>
      <text:p text:style-name="P2"/>
      <text:p text:style-name="Standard">1. What is the output of the following program?</text:p>
      <text:p text:style-name="Standard"/>
      <text:p text:style-name="P7">#include &lt;boost/regex.hpp&gt;</text:p>
      <text:p text:style-name="P7">#include &lt;iostream&gt;</text:p>
      <text:p text:style-name="P7">#include &lt;string&gt;</text:p>
      <text:p text:style-name="P7"/>
      <text:p text:style-name="P7">using boost::regex;</text:p>
      <text:p text:style-name="P7">using std::string;</text:p>
      <text:p text:style-name="P7">using std::cout;</text:p>
      <text:p text:style-name="P7">using std::cin;</text:p>
      <text:p text:style-name="P7"/>
      <text:p text:style-name="P7">int main()</text:p>
      <text:p text:style-name="P7">{</text:p>
      <text:p text:style-name="P7"><text:s text:c="4"/>string line("Most Americans live in America");</text:p>
      <text:p text:style-name="P7"><text:s text:c="4"/>string sRegExp("America");</text:p>
      <text:p text:style-name="P7"><text:s text:c="4"/>regex pattern(sRegExp, boost::regex::icase|boost::regex::basic);</text:p>
      <text:p text:style-name="P7"/>
      <text:p text:style-name="P7"><text:s text:c="4"/>boost::smatch matches;</text:p>
      <text:p text:style-name="P7"><text:s text:c="4"/>bool b = regex_match(line, matches, pattern);</text:p>
      <text:p text:style-name="P7"><text:s text:c="4"/>if (b)</text:p>
      <text:p text:style-name="P7"><text:s text:c="4"/>{</text:p>
      <text:p text:style-name="P7"><text:s text:c="8"/>cout &lt;&lt; "Match successful\t" &lt;&lt; matches &lt;&lt; std::endl;</text:p>
      <text:p text:style-name="P7"><text:s text:c="4"/>}</text:p>
      <text:p text:style-name="P7"><text:s text:c="4"/>else</text:p>
      <text:p text:style-name="P7"><text:s text:c="4"/>{</text:p>
      <text:p text:style-name="P7"><text:s text:c="8"/>cout &lt;&lt; "Match failed\n";</text:p>
      <text:p text:style-name="P7"><text:s text:c="4"/>}</text:p>
      <text:p text:style-name="P7"><text:s text:c="4"/>return(0);</text:p>
      <text:p text:style-name="P7">}</text:p>
      <text:p text:style-name="Standard"/>
      <text:p text:style-name="Standard">a. Compilation error, as the expression does not have the special characters of the regular expression</text:p>
      <text:p text:style-name="Standard">b. Match successful <text:s text:c="3"/>America</text:p>
      <text:p text:style-name="Standard">c. Match successful <text:s text:c="3"/>Americans</text:p>
      <text:p text:style-name="P2"><text:s text:c="4"/><text:span text:style-name="T1">Match successful <text:s text:c="3"/>America</text:span></text:p>
      <text:p text:style-name="P5">d. Match failed</text:p>
      <text:p text:style-name="P4"/>
      <text:list xml:id="list68593821639540964" text:style-name="L1">
        <text:list-item>
          <text:p text:style-name="P23">What is the output of the following program?</text:p>
          <text:p text:style-name="P25">#include &lt;iostream&gt;</text:p>
          <text:p text:style-name="P25">using std::cout;</text:p>
          <text:p text:style-name="P25"/>
          <text:p text:style-name="P25">#include &lt;string&gt;</text:p>
          <text:p text:style-name="P25">using std::string;</text:p>
          <text:p text:style-name="P25"/>
          <text:p text:style-name="P25">#include &lt;boost/regex.hpp&gt;</text:p>
          <text:p text:style-name="P25"/>
          <text:p text:style-name="P25">int main()</text:p>
          <text:p text:style-name="P25">{</text:p>
          <text:p text:style-name="P25"><text:s text:c="8"/>// create a regular expression</text:p>
          <text:p text:style-name="P25"><text:s text:c="8"/>boost::regex expression( "^[^VS].*[[:digit:]][0-68-9]-[[:digit:]][[:digit:]]-[[:digit:]][[:digit:]]", boost::regex::basic );</text:p>
          <text:p text:style-name="P25"/>
          <text:p text:style-name="P25"><text:s text:c="8"/>// create a string to be tested</text:p>
          <text:p text:style-name="P25"><text:s text:c="8"/>string string1 = "Ajay's Birthday is 05-12-75\n"</text:p>
          <text:p text:style-name="P25"><text:s text:c="25"/>"Vijay's Birthday is 11-04-68\n"</text:p>
          <text:p text:style-name="P25"><text:s text:c="25"/>"Sujay's Birthday is 06-28-73\n"</text:p>
          <text:p text:style-name="P25"><text:s text:c="25"/>"Prajay's Birthday is 12-17-77";</text:p>
          <text:p text:style-name="P25"/>
          <text:p text:style-name="P25"><text:s text:c="8"/>// create a boost::smatch object to hold the search results</text:p>
          <text:p text:style-name="P25"><text:s text:c="8"/>boost::smatch match;</text:p>
          <text:p text:style-name="P25"/>
          <text:p text:style-name="P25"><text:s text:c="8"/>// match regular expression to string and print out all matches</text:p>
          <text:p text:style-name="P25"><text:s text:c="8"/>while ( boost::regex_search(string1, match, expression,</text:p>
          <text:p text:style-name="P25"><text:s text:c="36"/>boost::match_not_dot_newline) )</text:p>
          <text:p text:style-name="P25"><text:s text:c="8"/>{</text:p>
          <text:p text:style-name="P25"><text:s text:c="16"/>cout &lt;&lt; match &lt;&lt; '\n'; // print the matching string</text:p>
          <text:p text:style-name="P25"/>
          <text:p text:style-name="P25"><text:s text:c="16"/>// remove the matched substring from the string</text:p>
          <text:p text:style-name="P25"><text:s text:c="16"/>string1 = match.suffix();</text:p>
          <text:p text:style-name="P25"><text:s text:c="8"/>} // end while</text:p>
          <text:p text:style-name="P25"><text:soft-page-break/></text:p>
          <text:p text:style-name="P25"><text:s text:c="8"/>return 0;</text:p>
          <text:p text:style-name="P25">} // end function main</text:p>
          <text:p text:style-name="P24"/>
          <text:p text:style-name="P24">a. <text:span text:style-name="T3">Ajay's Birthday is 05-12-75</text:span></text:p>
          <text:p text:style-name="P32"/>
          <text:p text:style-name="P32"><text:s text:c="2"/>Vijay's Birthday is 11-04-68</text:p>
          <text:p text:style-name="P32"/>
          <text:p text:style-name="P32"><text:s text:c="2"/>Sujay's Birthday is 06-28-73</text:p>
          <text:p text:style-name="P32"/>
          <text:p text:style-name="P32"><text:s text:c="2"/>Prajay's Birthday is 12-17-77</text:p>
          <text:p text:style-name="P25"/>
          <text:p text:style-name="P23">b. <text:span text:style-name="T3">Vijay's Birthday is 11-04-68</text:span></text:p>
          <text:p text:style-name="P25"/>
          <text:p text:style-name="P25"><text:s text:c="2"/>Sujay's Birthday is 06-28-73</text:p>
          <text:p text:style-name="P25"><text:s text:c="2"/></text:p>
          <text:p text:style-name="P23">c. <text:span text:style-name="T3">Ajay's Birthday is 05-12-75</text:span></text:p>
          <text:p text:style-name="P25"><text:s text:c="2"/></text:p>
          <text:p text:style-name="P25"><text:s text:c="2"/>Prajay's Birthday is 12-17-77</text:p>
          <text:p text:style-name="P25"/>
          <text:p text:style-name="P23">d. <text:span text:style-name="T3">None of the above</text:span></text:p>
          <text:p text:style-name="P23"/>
        </text:list-item>
        <text:list-item>
          <text:p text:style-name="P23">What are the successful matches below?</text:p>
          <text:p text:style-name="P25">#include &lt;boost/regex.hpp&gt;</text:p>
          <text:p text:style-name="P25">#include &lt;iomanip&gt;</text:p>
          <text:p text:style-name="P25">#include &lt;iostream&gt;</text:p>
          <text:p text:style-name="P25">using boost::regex;</text:p>
          <text:p text:style-name="P25">using std::cout;</text:p>
          <text:p text:style-name="P25">using std::setw;</text:p>
          <text:p text:style-name="P25"/>
          <text:p text:style-name="P25">void show_match(const regex &amp; rgx, const char *str)</text:p>
          <text:p text:style-name="P25">{ // check for match</text:p>
          <text:p text:style-name="P25"><text:s text:c="2"/>cout &lt;&lt; setw (10) &lt;&lt; str &lt;&lt; ": ";</text:p>
          <text:p text:style-name="P25"><text:s text:c="2"/>if (regex_search (str, rgx))</text:p>
          <text:p text:style-name="P25"><text:s text:c="4"/>cout &lt;&lt; "matches \n";</text:p>
          <text:p text:style-name="P25"><text:s text:c="2"/>else</text:p>
          <text:p text:style-name="P25"><text:s text:c="8"/>cout &lt;&lt; "doesn't match \n";</text:p>
          <text:p text:style-name="P25">}</text:p>
          <text:p text:style-name="P25"/>
          <text:p text:style-name="P25">int main()</text:p>
          <text:p text:style-name="P25">{</text:p>
          <text:p text:style-name="P25"><text:s text:c="2"/>regex rgx ("b(c*)d", boost::regex::basic);</text:p>
          <text:p text:style-name="P25"><text:s text:c="2"/>show_match (rgx, "bd"); <text:s text:c="20"/>// 1 matches</text:p>
          <text:p text:style-name="P25"><text:s text:c="2"/>show_match (rgx, "d"); <text:s text:c="21"/>// 2 doesn't match</text:p>
          <text:p text:style-name="P25"><text:s text:c="2"/>show_match (rgx, "bcd"); <text:s text:c="19"/>// 3 matches</text:p>
          <text:p text:style-name="P25"><text:s text:c="2"/>show_match (rgx, "bc"); <text:s text:c="20"/>// 4 doesn't match</text:p>
          <text:p text:style-name="P25"><text:s text:c="2"/>show_match (rgx, "abd"); <text:s text:c="19"/>// 5 matches</text:p>
          <text:p text:style-name="P25"><text:s text:c="2"/>show_match (rgx, "bde"); <text:s text:c="19"/>// 6 matches</text:p>
          <text:p text:style-name="P25"/>
          <text:p text:style-name="P25"><text:s text:c="2"/>return(0);</text:p>
          <text:p text:style-name="P25">}</text:p>
          <text:p text:style-name="P23">a. 1, 3, 5 and 6 match </text:p>
          <text:p text:style-name="P23">b. 2 and 4 match</text:p>
          <text:p text:style-name="P23">c. 1, 2, 3 and 4 match</text:p>
          <text:p text:style-name="P24">d. None match</text:p>
          <text:p text:style-name="P23"/>
        </text:list-item>
        <text:list-item>
          <text:p text:style-name="P23">What is the output of the following program?</text:p>
          <text:p text:style-name="P25">#include &lt;boost/regex.hpp&gt;</text:p>
          <text:p text:style-name="P25">#include &lt;iostream&gt;</text:p>
          <text:p text:style-name="P25">#include &lt;string&gt;</text:p>
          <text:p text:style-name="P25"/>
          <text:p text:style-name="P25">using boost::regex;</text:p>
          <text:p text:style-name="P25">using std::string;</text:p>
          <text:p text:style-name="P25">using std::cout;</text:p>
          <text:p text:style-name="P25">using std::cin;</text:p>
          <text:p text:style-name="P25"/>
          <text:p text:style-name="P25">int main()</text:p>
          <text:p text:style-name="P25">{</text:p>
          <text:p text:style-name="P25"><text:s text:c="8"/>string strStmt = "GNU stands for GNU's Not Unix";</text:p>
          <text:p text:style-name="P25"><text:s text:c="8"/>string strRegExp("GNU");</text:p>
          <text:p text:style-name="P25"><text:s text:c="4"/>regex pattern(strRegExp, boost::regex::basic|boost::regex::icase);</text:p>
          <text:p text:style-name="P25"/>
          <text:p text:style-name="P25"><text:s text:c="8"/>strStmt = boost::regex_replace(strStmt, pattern, "GNU's Not Unix");</text:p>
          <text:p text:style-name="P25"><text:soft-page-break/><text:s text:c="8"/>cout &lt;&lt; strStmt;</text:p>
          <text:p text:style-name="P25"/>
          <text:p text:style-name="P25"><text:s text:c="8"/>return(0);</text:p>
          <text:p text:style-name="P25">}</text:p>
          <text:p text:style-name="P23">a. GNU's Not Unix stands for GNU's Not Unix</text:p>
          <text:p text:style-name="P24">b. GNU's Not Unix stands for GNU's Not Unix's Not Unix</text:p>
          <text:p text:style-name="P23">c. GNU stands for GNU's Not Unix</text:p>
          <text:p text:style-name="P23">d. Runs into an infinite loop</text:p>
          <text:p text:style-name="P23"/>
        </text:list-item>
        <text:list-item>
          <text:p text:style-name="P23">df</text:p>
        </text:list-item>
        <text:list-item>
          <text:p text:style-name="P23">sd</text:p>
        </text:list-item>
        <text:list-item>
          <text:p text:style-name="P23"/>
          <text:p text:style-name="P23"/>
        </text:list-item>
      </text:list>
      <text:p text:style-name="P5">Smart Pointers</text:p>
      <text:p text:style-name="P4"/>
      <text:list xml:id="list5815439618055168095" text:style-name="L2">
        <text:list-item>
          <text:p text:style-name="P38">Which of them is correct?</text:p>
          <text:p text:style-name="P38">a. boost::scoped_ptr supports the transfer of ownership of the dynamically allocated object.</text:p>
          <text:p text:style-name="P38">b. boost::scoped_ptr keeps a reference count of the entities accessing the dynamically allocated object.</text:p>
          <text:p text:style-name="P45">c. boost::scoped_ptr automatically release the dynamically allocated object when the pointer goes out of scope.</text:p>
          <text:p text:style-name="P38">d. boost::scoped_ptr can manage objects but not the ones allocated dynamically.</text:p>
          <text:p text:style-name="P38"/>
        </text:list-item>
        <text:list-item>
          <text:p text:style-name="P38">Std::auto_ptr is prefered to boost::scoped_ptr</text:p>
          <text:p text:style-name="P45">a. when transfer of ownership of the dynamically allocated object from one pointer to another is required.</text:p>
          <text:p text:style-name="P38">b. because auto_ptr can manage a dynamically allocated array of objects.</text:p>
          <text:p text:style-name="P38">c. both a and b</text:p>
          <text:p text:style-name="P38">d. std::auto_ptr can release the dynamically allocated object on exception, but boost::scoped_ptr cannot.</text:p>
          <text:p text:style-name="P38"/>
        </text:list-item>
        <text:list-item>
          <text:p text:style-name="P38">Standard libraries' containers cannot be used with boost::scoped_ptrs because</text:p>
          <text:p text:style-name="P38">a. standard libraries' containers does not support the dynamically allocated objects</text:p>
          <text:p text:style-name="P45">b. boost::scoped_ptrs does not support the notion of transfer of ownership</text:p>
          <text:p text:style-name="P38">c. standard libraries does not have the concept of reference counting</text:p>
          <text:p text:style-name="P38">d. standard libraries' containers can support only the standard libraries' auto_ptr but not the smart pointers of other libraries.</text:p>
          <text:p text:style-name="P38"/>
        </text:list-item>
        <text:list-item>
          <text:p text:style-name="P38">What is the output of the following program</text:p>
          <text:list>
            <text:list-header>
              <text:p text:style-name="P26">#include &lt;iostream&gt;</text:p>
              <text:p text:style-name="P26">#include &lt;boost/scoped_array.hpp&gt;</text:p>
              <text:p text:style-name="P26">#include &lt;string&gt;</text:p>
              <text:p text:style-name="P26"/>
              <text:p text:style-name="P26">using std::cout;</text:p>
              <text:p text:style-name="P26">using boost::scoped_array;</text:p>
              <text:p text:style-name="P26">using std::string;</text:p>
              <text:p text:style-name="P26"/>
              <text:p text:style-name="P26">const int ARRAY_SIZE = 5;</text:p>
              <text:p text:style-name="P26"/>
              <text:p text:style-name="P26">class Test</text:p>
              <text:p text:style-name="P26">{</text:p>
              <text:p text:style-name="P26">public:</text:p>
              <text:p text:style-name="P26"><text:s text:c="4"/>Test() : value_(0) {}</text:p>
              <text:p text:style-name="P26"><text:s text:c="4"/>~Test() <text:s text:c="4"/>{ cout &lt;&lt; "Class Test destructor\n"; } <text:s text:c="7"/></text:p>
              <text:p text:style-name="P26">private:</text:p>
              <text:p text:style-name="P26"><text:s text:c="4"/>int value_;</text:p>
              <text:p text:style-name="P26">};</text:p>
              <text:p text:style-name="P26"/>
              <text:p text:style-name="P26">void exceptionalFn() throw(int, string)</text:p>
              <text:p text:style-name="P26">{</text:p>
              <text:p text:style-name="P26"><text:s text:c="8"/>scoped_array&lt;Test&gt; pTestArray(new Test[ARRAY_SIZE]);</text:p>
              <text:p text:style-name="P26"><text:s text:c="8"/>try</text:p>
              <text:p text:style-name="P26"><text:soft-page-break/><text:s text:c="8"/>{</text:p>
              <text:p text:style-name="P26"><text:s text:c="16"/>for (int nIdx = 0; nIdx &lt; ARRAY_SIZE; nIdx++)</text:p>
              <text:p text:style-name="P26"><text:s text:c="16"/>{</text:p>
              <text:p text:style-name="P26"><text:s text:c="24"/>if (nIdx &gt;= ARRAY_SIZE/2)</text:p>
              <text:p text:style-name="P26"><text:s text:c="24"/>{</text:p>
              <text:p text:style-name="P26"><text:s text:c="32"/>throw(ARRAY_SIZE/2);</text:p>
              <text:p text:style-name="P26"><text:s text:c="24"/>}</text:p>
              <text:p text:style-name="P26"><text:s text:c="16"/>}</text:p>
              <text:p text:style-name="P26"><text:s text:c="8"/>}</text:p>
              <text:p text:style-name="P26"><text:s text:c="8"/>catch(string str)</text:p>
              <text:p text:style-name="P26"><text:s text:c="8"/>{</text:p>
              <text:p text:style-name="P26"><text:s text:c="16"/>cout &lt;&lt; "In exceptionalFn(): Caught the exception object for strings\n";</text:p>
              <text:p text:style-name="P26"><text:s text:c="8"/>}</text:p>
              <text:p text:style-name="P26"><text:s text:c="8"/>cout &lt;&lt; "Exiting the exceptionalFn()\n";</text:p>
              <text:p text:style-name="P26">}</text:p>
              <text:p text:style-name="P26"/>
              <text:p text:style-name="P26">int main()</text:p>
              <text:p text:style-name="P26">{</text:p>
              <text:p text:style-name="P26"><text:s text:c="8"/>try</text:p>
              <text:p text:style-name="P26"><text:s text:c="8"/>{</text:p>
              <text:p text:style-name="P26"><text:s text:c="16"/>exceptionalFn();</text:p>
              <text:p text:style-name="P26"><text:s text:c="8"/>}</text:p>
              <text:p text:style-name="P26"><text:s text:c="8"/>catch(int nExObj)</text:p>
              <text:p text:style-name="P26"><text:s text:c="8"/>{</text:p>
              <text:p text:style-name="P26"><text:s text:c="16"/>cout &lt;&lt; "In main: Caught the exception object for numerals\n";</text:p>
              <text:p text:style-name="P26"><text:s text:c="8"/>}</text:p>
              <text:p text:style-name="P26"><text:s text:c="8"/>return(0);</text:p>
              <text:p text:style-name="P26">}</text:p>
            </text:list-header>
          </text:list>
          <text:p text:style-name="P26"/>
          <text:p text:style-name="P26">a. <text:s/>Class Test destructor</text:p>
          <text:list text:continue-numbering="true">
            <text:list-header>
              <text:p text:style-name="P26">Class Test destructor</text:p>
              <text:p text:style-name="P26">Class Test destructor</text:p>
              <text:p text:style-name="P26">Exiting the exceptionalFn()</text:p>
              <text:p text:style-name="P26">In main: Caught the exception object for numerals</text:p>
              <text:p text:style-name="P26"/>
            </text:list-header>
          </text:list>
          <text:p text:style-name="P26">b. <text:s/>Class Test destructor</text:p>
          <text:list text:continue-numbering="true">
            <text:list-header>
              <text:p text:style-name="P26">Class Test destructor</text:p>
              <text:p text:style-name="P26">Class Test destructor</text:p>
              <text:p text:style-name="P26">In main: Caught the exception object for numerals</text:p>
              <text:p text:style-name="P26"/>
            </text:list-header>
          </text:list>
          <text:p text:style-name="P26">c. <text:s/>Class Test destructor</text:p>
          <text:list text:continue-numbering="true">
            <text:list-header>
              <text:p text:style-name="P26">Class Test destructor</text:p>
              <text:p text:style-name="P26">Class Test destructor</text:p>
              <text:p text:style-name="P26">Class Test destructor</text:p>
              <text:p text:style-name="P26">Class Test destructor</text:p>
              <text:p text:style-name="P26">Exiting the exceptionalFn()</text:p>
            </text:list-header>
          </text:list>
          <text:p text:style-name="P26"><text:s text:c="4"/>In main: Caught the exception object for numerals</text:p>
          <text:p text:style-name="P26"/>
          <text:p text:style-name="P33">d. <text:s/>Class Test destructor</text:p>
          <text:list text:continue-numbering="true">
            <text:list-header>
              <text:p text:style-name="P33">Class Test destructor</text:p>
              <text:p text:style-name="P33">Class Test destructor</text:p>
              <text:p text:style-name="P33">Class Test destructor</text:p>
              <text:p text:style-name="P33">Class Test destructor</text:p>
              <text:p text:style-name="P33">In main: Caught the exception object for numerals</text:p>
            </text:list-header>
          </text:list>
        </text:list-item>
      </text:list>
      <text:p text:style-name="P6"/>
      <text:list xml:id="list35606668" text:continue-numbering="true" text:style-name="L2">
        <text:list-item>
          <text:p text:style-name="P38">Which smart pointer is best suited for this application?</text:p>
          <text:p text:style-name="P26">#include &lt;iostream&gt;</text:p>
          <text:p text:style-name="P26">#include &lt;cstdlib&gt;</text:p>
          <text:p text:style-name="P26">using std::cout;</text:p>
          <text:p text:style-name="P26"/>
          <text:p text:style-name="P26">const int ARRAY_SIZE = 5;</text:p>
          <text:p text:style-name="P26"/>
          <text:p text:style-name="P26">class Test</text:p>
          <text:p text:style-name="P26">{</text:p>
          <text:p text:style-name="P26">public:</text:p>
          <text:p text:style-name="P26"><text:s text:c="4"/>Test(int size = ARRAY_SIZE) { pIntArray_ = new int[size]; }</text:p>
          <text:p text:style-name="P26"><text:s text:c="4"/>~Test() { delete []pIntArray_; }</text:p>
          <text:p text:style-name="P26">private:</text:p>
          <text:p text:style-name="P26"><text:s text:c="4"/>int *pIntArray_;</text:p>
          <text:p text:style-name="P26">};</text:p>
          <text:p text:style-name="P26"/>
          <text:p text:style-name="P26">int main()</text:p>
          <text:p text:style-name="P26">{</text:p>
          <text:p text:style-name="P26"><text:s text:c="4"/>//1. Create an object of the class Test on free memory</text:p>
          <text:p text:style-name="P26"><text:s text:c="4"/>//2. Call the function func() that takes the pointer to the allocated object</text:p>
          <text:p text:style-name="P26"><text:s/>to modify the state of the object</text:p>
          <text:p text:style-name="P26"><text:s text:c="4"/>return(EXIT_SUCCESS);</text:p>
          <text:p text:style-name="P26">}</text:p>
          <text:p text:style-name="P38">a. boost::scoped_ptr</text:p>
          <text:p text:style-name="P38"><text:soft-page-break/>b. boost::scoped_array</text:p>
          <text:p text:style-name="P45">c. boost::shared_ptr</text:p>
          <text:p text:style-name="P38">d. boost::shared_array</text:p>
          <text:p text:style-name="P38"/>
        </text:list-item>
        <text:list-item>
          <text:p text:style-name="P38">What is the output of the following program?</text:p>
          <text:p text:style-name="P26">#include &lt;iostream&gt;</text:p>
          <text:p text:style-name="P26">#include &lt;memory&gt;</text:p>
          <text:p text:style-name="P26"/>
          <text:p text:style-name="P26">using std::cout;</text:p>
          <text:p text:style-name="P26">using std::auto_ptr;</text:p>
          <text:p text:style-name="P26"/>
          <text:p text:style-name="P26">class Test</text:p>
          <text:p text:style-name="P26">{</text:p>
          <text:p text:style-name="P26">public:</text:p>
          <text:p text:style-name="P26"><text:s text:c="8"/>Test() : value_(0) {}</text:p>
          <text:p text:style-name="P26"><text:s text:c="8"/>Test(int val) : value_(val) {}</text:p>
          <text:p text:style-name="P26"><text:s text:c="8"/>~Test() { cout &lt;&lt; "Class Test destructor\n"; }</text:p>
          <text:p text:style-name="P26"><text:s text:c="8"/>void value() { cout &lt;&lt; "The value is " &lt;&lt; value_ &lt;&lt; '\n'; }</text:p>
          <text:p text:style-name="P26">private:</text:p>
          <text:p text:style-name="P26"><text:s text:c="8"/>int value_;</text:p>
          <text:p text:style-name="P26">};</text:p>
          <text:p text:style-name="P26"/>
          <text:p text:style-name="P26">int main()</text:p>
          <text:p text:style-name="P26">{</text:p>
          <text:p text:style-name="P26"><text:s text:c="8"/>auto_ptr&lt;Test&gt; p_auto_Test1(new Test());</text:p>
          <text:p text:style-name="P26"><text:s text:c="8"/>p_auto_Test1-&gt;value();</text:p>
          <text:p text:style-name="P26"/>
          <text:p text:style-name="P26"><text:s text:c="8"/>auto_ptr&lt;Test&gt; p_auto_Test2(new Test(43));</text:p>
          <text:p text:style-name="P26"><text:s text:c="8"/>p_auto_Test2-&gt;value();</text:p>
          <text:p text:style-name="P26"/>
          <text:p text:style-name="P26"><text:s text:c="8"/>p_auto_Test2 = p_auto_Test1;</text:p>
          <text:p text:style-name="P26"><text:s text:c="8"/>p_auto_Test1-&gt;value();</text:p>
          <text:p text:style-name="P26"/>
          <text:p text:style-name="P26"><text:s text:c="8"/>return(0);</text:p>
          <text:p text:style-name="P26">}</text:p>
          <text:p text:style-name="P26"/>
          <text:p text:style-name="P26">a. The value is 0</text:p>
          <text:p text:style-name="P26"><text:s text:c="3"/>The value is 43</text:p>
          <text:p text:style-name="P26"><text:s text:c="3"/>Class Test destructor</text:p>
          <text:p text:style-name="P26"><text:s text:c="3"/>Class Test destructor</text:p>
          <text:p text:style-name="P26"/>
          <text:p text:style-name="P33">b. The value is 0</text:p>
          <text:p text:style-name="P33"><text:s text:c="3"/>The value is 43</text:p>
          <text:p text:style-name="P33"><text:s text:c="3"/>Class Test destructor</text:p>
          <text:p text:style-name="P33"><text:s text:c="3"/>Command terminated</text:p>
          <text:p text:style-name="P26"/>
          <text:p text:style-name="P26">c. The value is 0</text:p>
          <text:p text:style-name="P26"><text:s text:c="3"/>The value is 43</text:p>
          <text:p text:style-name="P26"><text:s text:c="3"/>The value is 0</text:p>
          <text:p text:style-name="P26"><text:s text:c="3"/>Class Test destructor</text:p>
          <text:p text:style-name="P26"><text:s text:c="3"/>Class Test destructor</text:p>
          <text:p text:style-name="P26"/>
          <text:p text:style-name="P26">d. The value is 0</text:p>
          <text:p text:style-name="P26"><text:s text:c="3"/>The value is 43</text:p>
          <text:p text:style-name="P26"><text:s text:c="3"/>The value is 43</text:p>
          <text:p text:style-name="P26"><text:s text:c="3"/>Class Test destructor</text:p>
          <text:p text:style-name="P26"><text:s text:c="3"/>Class Test destructor</text:p>
        </text:list-item>
        <text:list-item>
          <text:p text:style-name="P38">l</text:p>
        </text:list-item>
        <text:list-item>
          <text:p text:style-name="P38">sdf</text:p>
        </text:list-item>
        <text:list-item>
          <text:p text:style-name="P38">sdf</text:p>
        </text:list-item>
        <text:list-item>
          <text:p text:style-name="P38"/>
        </text:list-item>
      </text:list>
      <text:p text:style-name="P1"/>
      <text:p text:style-name="P1"/>
      <text:p text:style-name="P2">Make &amp; Makefiles</text:p>
      <text:p text:style-name="P1"/>
      <text:list xml:id="list35629045" text:continue-numbering="true" text:style-name="L2">
        <text:list-item>
          <text:p text:style-name="P38">What is the default search order for the makefiles by the GNU make utility if not specified</text:p>
          <text:p text:style-name="P45">a. GNUmakefile | makefile | Makefile</text:p>
          <text:p text:style-name="P38">b. makefile | GNUmakefile | Makefile</text:p>
          <text:p text:style-name="P38">c. makefile | GNUmakefile</text:p>
          <text:p text:style-name="P38">d. GNU make need to be specifically told of the make file.</text:p>
          <text:p text:style-name="P38"><text:soft-page-break/></text:p>
        </text:list-item>
        <text:list-item>
          <text:p text:style-name="P38">Which of them is correct?</text:p>
          <text:p text:style-name="P45">a. Target specified on the command line is built, ignoring the first target (default) specified in the makefile.</text:p>
          <text:p text:style-name="P38">b. Target specified on the command line is built, alongwith the first target (default) specified in the makefile.</text:p>
          <text:p text:style-name="P38">c. Target need to be specified only once; either on the command line or in the makefile, else build stops as it results in a conflict.</text:p>
          <text:p text:style-name="P38">d. None of the above.</text:p>
          <text:p text:style-name="P38"/>
        </text:list-item>
        <text:list-item>
          <text:p text:style-name="P38">What is phony target in the makefile?</text:p>
          <text:p text:style-name="P45">a) the target which is not a filename</text:p>
          <text:p text:style-name="P38">b) the target which is a filename</text:p>
          <text:p text:style-name="P38">c) the target which does not used for compilation</text:p>
          <text:p text:style-name="P38">d) none of the mentioned</text:p>
        </text:list-item>
      </text:list>
      <text:p text:style-name="P1"/>
      <text:list xml:id="list35618217" text:continue-numbering="true" text:style-name="L2">
        <text:list-item>
          <text:p text:style-name="P38">Which option of make command print the commands that would be executed, but do not execute them?</text:p>
          <text:p text:style-name="P38">a) -m</text:p>
          <text:p text:style-name="P45">b) -n</text:p>
          <text:p text:style-name="P38">c) -o</text:p>
          <text:p text:style-name="P38">c) -p</text:p>
        </text:list-item>
        <text:list-item>
          <text:p text:style-name="P38">S</text:p>
        </text:list-item>
        <text:list-item>
          <text:p text:style-name="P38">d</text:p>
        </text:list-item>
        <text:list-item>
          <text:p text:style-name="P38">Which of them is correct?</text:p>
          <text:p text:style-name="P38">a. Make builds all the targets specified in the makefile.</text:p>
          <text:p text:style-name="P38">b. Make builds only the phony targets specified in the makefile.</text:p>
          <text:p text:style-name="P45">c. Make builds the first target specified in the makefile.</text:p>
          <text:p text:style-name="P38">d. Make builds the last target specified in the makefile.</text:p>
          <text:p text:style-name="P38"/>
        </text:list-item>
        <text:list-item>
          <text:p text:style-name="P38">For a project given below is the makefile. The file command.h is modified and saved and the programmer issues the command 'make'. What targets are built by the makefile?</text:p>
          <text:p text:style-name="P38"/>
          <text:p text:style-name="P26">edit : main.o kbd.o command.o display.o insert.o search.o files.o utils.o</text:p>
          <text:p text:style-name="P26"><text:tab/>cc -o edit main.o kbd.o command.o display.o insert.o search.o files.o utils.o</text:p>
          <text:p text:style-name="P26">main.o : main.c defs.h</text:p>
          <text:p text:style-name="P26"><text:tab/>cc -c main.c</text:p>
          <text:p text:style-name="P26">kbd.o : kbd.c defs.h command.h</text:p>
          <text:p text:style-name="P26"><text:tab/>cc -c kbd.c</text:p>
          <text:p text:style-name="P26">command.o : command.c defs.h command.h</text:p>
          <text:p text:style-name="P26"><text:tab/>cc -c command.c</text:p>
          <text:p text:style-name="P26">display.o : display.c defs.h buffer.h</text:p>
          <text:p text:style-name="P26"><text:tab/>cc -c display.c</text:p>
          <text:p text:style-name="P26">insert.o : insert.c defs.h buffer.h</text:p>
          <text:p text:style-name="P26"><text:tab/>cc -c insert.c</text:p>
          <text:p text:style-name="P26">search.o : search.c defs.h buffer.h</text:p>
          <text:p text:style-name="P26"><text:tab/>cc -c search.c</text:p>
          <text:p text:style-name="P26">files.o : files.c defs.h buffer.h command.h</text:p>
          <text:p text:style-name="P26"><text:tab/>cc -c files.c</text:p>
          <text:p text:style-name="P26">utils.o : utils.c defs.h</text:p>
          <text:p text:style-name="P26"><text:tab/>cc -c utils.c</text:p>
          <text:p text:style-name="P26">clean :</text:p>
          <text:p text:style-name="P26"><text:tab/>rm edit main.o kbd.o command.o display.o insert.o search.o files.o utils.o</text:p>
          <text:p text:style-name="P38"/>
          <text:p text:style-name="P38">a. edit, kbd.o, command.o, files.o and clean</text:p>
          <text:p text:style-name="P38">b. command.o</text:p>
          <text:p text:style-name="P38">c. kbd.o, command.o, files.o</text:p>
          <text:p text:style-name="P45">d. edit, kbd.o, command.o and files.o</text:p>
          <text:p text:style-name="P38"/>
        </text:list-item>
        <text:list-item>
          <text:p text:style-name="P38"><text:soft-page-break/>What does the automatic variable '$@' stand for</text:p>
          <text:p text:style-name="P45">a. The filename representing the target</text:p>
          <text:p text:style-name="P38">b. The filename of the first prerequisite</text:p>
          <text:p text:style-name="P38">c. The filenames of all the prerequisites, separated by spaces.</text:p>
          <text:p text:style-name="P38">d. None of the above</text:p>
          <text:p text:style-name="P38"/>
        </text:list-item>
        <text:list-item>
          <text:p text:style-name="P38">For a makefile as below</text:p>
          <text:p text:style-name="P26">count_words: count_words.o counter.o lexer.o</text:p>
          <text:p text:style-name="P26"><text:tab/>gcc $^ -o $@</text:p>
          <text:p text:style-name="P26">count_words.o: count_words.c</text:p>
          <text:p text:style-name="P26"><text:tab/>gcc -c $&lt;</text:p>
          <text:p text:style-name="P26">counter.o: counter.c</text:p>
          <text:p text:style-name="P26"><text:tab/>gcc -c $&lt;</text:p>
          <text:p text:style-name="P26">lexer.o: lexer.c</text:p>
          <text:p text:style-name="P26"><text:tab/>gcc -c $&lt;</text:p>
          <text:p text:style-name="P38"/>
          <text:p text:style-name="P38">What would the '$^' expand to</text:p>
          <text:p text:style-name="P38">a. count_words.c</text:p>
          <text:p text:style-name="P38">b. count_words.o</text:p>
          <text:p text:style-name="P38">c. count_words</text:p>
          <text:p text:style-name="P45">d. count_words.o counter.o lexer.o</text:p>
        </text:list-item>
        <text:list-item>
          <text:p text:style-name="P38">r</text:p>
        </text:list-item>
        <text:list-item>
          <text:p text:style-name="P38">wiei</text:p>
        </text:list-item>
      </text:list>
      <text:p text:style-name="P1"/>
      <text:list xml:id="list35613065" text:continue-numbering="true" text:style-name="L2">
        <text:list-header>
          <text:p text:style-name="P38"/>
          <text:p text:style-name="P45">Debugging</text:p>
          <text:p text:style-name="P38"/>
        </text:list-header>
        <text:list-item>
          <text:p text:style-name="P38">Command to step into a function call while debugging through gdb</text:p>
          <text:p text:style-name="P38">a. n</text:p>
          <text:p text:style-name="P38">b. c</text:p>
          <text:p text:style-name="P45">c. s</text:p>
          <text:p text:style-name="P38">d. r</text:p>
          <text:p text:style-name="P38"/>
        </text:list-item>
        <text:list-item>
          <text:p text:style-name="P38">Which of them is correct?</text:p>
        </text:list-item>
      </text:list>
      <text:list xml:id="list2760177828936511268" text:style-name="L3">
        <text:list-header>
          <text:p text:style-name="P39">a. gdb can be used to debug a program from the beginning, but cannot be used to debug a crash dump.</text:p>
          <text:p text:style-name="P46">b. gdb can be used to debug a program from the beginning, also can be used to debug a crash dump.</text:p>
          <text:p text:style-name="P39">c. gdb can be used to debug a crash dump, but break points cannot be set.</text:p>
          <text:p text:style-name="P39">d. None of the above.</text:p>
        </text:list-header>
      </text:list>
      <text:p text:style-name="P1"/>
      <text:list xml:id="list35626235" text:continue-list="list2760177828936511268" text:style-name="L3">
        <text:list-item text:start-value="1">
          <text:p text:style-name="P39">The option to generate a binary with debugging information</text:p>
          <text:p text:style-name="P39">a. -Debug</text:p>
          <text:p text:style-name="P39">b. -D</text:p>
          <text:p text:style-name="P39">c. -deb</text:p>
          <text:p text:style-name="P46">d. -g</text:p>
          <text:p text:style-name="P39"/>
        </text:list-item>
        <text:list-item>
          <text:p text:style-name="P39">The command that allows to generate core dumps</text:p>
          <text:p text:style-name="P39">a. dump -core</text:p>
          <text:p text:style-name="P39">b. core -dump</text:p>
          <text:p text:style-name="P39">c. limit -coredump</text:p>
          <text:p text:style-name="P46">d. ulimit -c unlimited</text:p>
          <text:p text:style-name="P39"/>
          <text:p text:style-name="P46">Design Patterns</text:p>
          <text:p text:style-name="P46"/>
        </text:list-item>
        <text:list-item>
          <text:p text:style-name="P50"><text:soft-page-break/>Which<text:span text:style-name="T1"> of them is correct?</text:span></text:p>
        </text:list-item>
      </text:list>
      <text:list xml:id="list3000980125061877945" text:style-name="L4">
        <text:list-header>
          <text:p text:style-name="P40">a. The stronger the coupling of the components, the better is the design</text:p>
          <text:p text:style-name="P40">b. The clients should be interacting with the concrete classes rather than just interfaces, as that makes the clients understand the internals of the component classes better.</text:p>
          <text:p text:style-name="P47">c. The clients should be aware of only the interfaces, as that makes the clients free of the changes in the component classes implementation.</text:p>
          <text:p text:style-name="P40">d. The clients should be interacting with the concrete classes rather than just interfaces, otherwise the clients would be burdened understanding the inheritance hierarchy of the implementation classes of the components.</text:p>
          <text:p text:style-name="P40"/>
        </text:list-header>
        <text:list-item text:start-value="1">
          <text:p text:style-name="P40">Which design pattern is talked about in the following statements?</text:p>
          <text:p text:style-name="P40">1. Define an interface for creation of objects.</text:p>
          <text:p text:style-name="P40">2. The subclasses decide the instantiation of the type of objects (i.e., object creation through inheritance)</text:p>
          <text:p text:style-name="P40">3. In other words, it is a polymorphic creation of objects</text:p>
          <text:p text:style-name="P40"><text:s/></text:p>
          <text:p text:style-name="P40">a. Strategy pattern</text:p>
          <text:p text:style-name="P40">b. Abstract Factory</text:p>
          <text:p text:style-name="P47">c. Factory Method</text:p>
          <text:p text:style-name="P40">d. Builder</text:p>
        </text:list-item>
      </text:list>
      <text:p text:style-name="P1"/>
      <text:list xml:id="list35627954" text:continue-numbering="true" text:style-name="L4">
        <text:list-item>
          <text:p text:style-name="P40">What design pattern is used in the following code</text:p>
          <text:p text:style-name="P27">#include &lt;iostream&gt;</text:p>
          <text:p text:style-name="P27">using std::cout;</text:p>
          <text:p text:style-name="P27">using std::cin;</text:p>
          <text:p text:style-name="P27"/>
          <text:p text:style-name="P27">#include &lt;vector&gt;</text:p>
          <text:p text:style-name="P27">using std::vector;</text:p>
          <text:p text:style-name="P27"/>
          <text:p text:style-name="P27">class Product</text:p>
          <text:p text:style-name="P27">{</text:p>
          <text:p text:style-name="P27"><text:s text:c="2"/>public:</text:p>
          <text:p text:style-name="P27"><text:s text:c="4"/>static Product* make_product(int choice);</text:p>
          <text:p text:style-name="P27"><text:s text:c="4"/>virtual void doSomething() = 0;</text:p>
          <text:p text:style-name="P27">};</text:p>
          <text:p text:style-name="P27"/>
          <text:p text:style-name="P27">int main()</text:p>
          <text:p text:style-name="P27">{</text:p>
          <text:p text:style-name="P27"><text:s text:c="2"/>vector&lt;Product*&gt; products;</text:p>
          <text:p text:style-name="P27"><text:s text:c="2"/>int choice;</text:p>
          <text:p text:style-name="P27"><text:s text:c="2"/>while (true)</text:p>
          <text:p text:style-name="P27"><text:s text:c="2"/>{</text:p>
          <text:p text:style-name="P27"><text:s text:c="4"/>cout &lt;&lt; "Product1(1) Product2(2) Exit(0): ";</text:p>
          <text:p text:style-name="P27"><text:s text:c="4"/>cin &gt;&gt; choice;</text:p>
          <text:p text:style-name="P27"><text:s text:c="4"/>if (choice == 0)</text:p>
          <text:p text:style-name="P27"><text:s text:c="6"/>break;</text:p>
          <text:p text:style-name="P27"><text:s text:c="4"/>products.push_back(Product::make_product(choice));</text:p>
          <text:p text:style-name="P27"><text:s text:c="2"/>}</text:p>
          <text:p text:style-name="P27"><text:s text:c="2"/>for (int i = 0; i &lt; products.size(); i++)</text:p>
          <text:p text:style-name="P27"><text:s text:c="4"/>products[i]-&gt;doSomething();</text:p>
          <text:p text:style-name="P27"><text:s text:c="2"/>for (int i = 0; i &lt; products.size(); i++)</text:p>
          <text:p text:style-name="P27"><text:s text:c="4"/>delete products[i];</text:p>
          <text:p text:style-name="P27">}</text:p>
          <text:p text:style-name="P27"/>
          <text:p text:style-name="P27">class Product1 : public Product</text:p>
          <text:p text:style-name="P27">{</text:p>
          <text:p text:style-name="P27"><text:s text:c="2"/>public:</text:p>
          <text:p text:style-name="P27"><text:s text:c="4"/>void doSomething()</text:p>
          <text:p text:style-name="P27"><text:s text:c="4"/>{</text:p>
          <text:p text:style-name="P27"><text:s text:c="8"/>cout &lt;&lt; "Product1: Did something\n";</text:p>
          <text:p text:style-name="P27"><text:s text:c="4"/>}</text:p>
          <text:p text:style-name="P27">};</text:p>
          <text:p text:style-name="P27">class Product2 : public Product</text:p>
          <text:p text:style-name="P27">{</text:p>
          <text:p text:style-name="P27"><text:s text:c="2"/>public:</text:p>
          <text:p text:style-name="P27"><text:s text:c="4"/>void doSomething()</text:p>
          <text:p text:style-name="P27"><text:s text:c="4"/>{</text:p>
          <text:p text:style-name="P27"><text:s text:c="8"/>cout &lt;&lt; "Product2: Did something\n";</text:p>
          <text:p text:style-name="P27"><text:soft-page-break/><text:s text:c="4"/>}</text:p>
          <text:p text:style-name="P27">};</text:p>
          <text:p text:style-name="P27"/>
          <text:p text:style-name="P27">Product* Product::make_product(int choice)</text:p>
          <text:p text:style-name="P27">{</text:p>
          <text:p text:style-name="P27"><text:s text:c="2"/>if (choice == 1)</text:p>
          <text:p text:style-name="P27"><text:s text:c="4"/>return(new(Product1));</text:p>
          <text:p text:style-name="P27"><text:s text:c="2"/>else if (choice == 2)</text:p>
          <text:p text:style-name="P27"><text:s text:c="4"/>return(new(Product2));</text:p>
          <text:p text:style-name="P27">}</text:p>
        </text:list-item>
      </text:list>
      <text:p text:style-name="P1"/>
      <text:list xml:id="list35609053" text:continue-numbering="true" text:style-name="L4">
        <text:list-header>
          <text:p text:style-name="P40">a. Builder</text:p>
          <text:p text:style-name="P47">b. Factory Method</text:p>
          <text:p text:style-name="P40">c. Abstract Factory</text:p>
          <text:p text:style-name="P40">d. Strategy</text:p>
          <text:p text:style-name="P40"/>
        </text:list-header>
        <text:list-item>
          <text:p text:style-name="P40">What design pattern is best suited for the following requirements?</text:p>
          <text:p text:style-name="P40"/>
          <text:p text:style-name="P40">1. Objects need to be created where there are different products related for different platforms, i.e., a matrix can be framed for different products on the different platforms.</text:p>
          <text:p text:style-name="P40">2. The client need not have knowledge of the necessary classes for creation of the objects.</text:p>
          <text:p text:style-name="P40">3. Provide an interface for creating families of related objects without specifying their concrete classes. </text:p>
          <text:p text:style-name="P40"/>
          <text:p text:style-name="P40">a. Builder</text:p>
          <text:p text:style-name="P40">b. Factory Method</text:p>
          <text:p text:style-name="P47">c. Abstract Factory</text:p>
          <text:p text:style-name="P40">d. Strategy</text:p>
          <text:p text:style-name="P40"/>
        </text:list-item>
        <text:list-item>
          <text:p text:style-name="P40">What design pattern is used in the following code?</text:p>
          <text:p text:style-name="P27">#include &lt;iostream&gt;</text:p>
          <text:p text:style-name="P27">#include &lt;vector&gt;</text:p>
          <text:p text:style-name="P27"/>
          <text:p text:style-name="P27">using std::cout;</text:p>
          <text:p text:style-name="P27">using std::cin;</text:p>
          <text:p text:style-name="P27">using std::endl;</text:p>
          <text:p text:style-name="P27">using std::vector;</text:p>
          <text:p text:style-name="P27"/>
          <text:p text:style-name="P27">// Hierarchy of widgets</text:p>
          <text:p text:style-name="P27"/>
          <text:p text:style-name="P27">/*Button*/</text:p>
          <text:p text:style-name="P27">class CButton</text:p>
          <text:p text:style-name="P27">{</text:p>
          <text:p text:style-name="P27">public:</text:p>
          <text:p text:style-name="P27"><text:s text:c="8"/>virtual void paint() = 0;</text:p>
          <text:p text:style-name="P27">};</text:p>
          <text:p text:style-name="P27"/>
          <text:p text:style-name="P27">class CMacButton : public CButton</text:p>
          <text:p text:style-name="P27">{</text:p>
          <text:p text:style-name="P27">public:</text:p>
          <text:p text:style-name="P27"><text:s text:c="8"/>void paint() { cout &lt;&lt; "Mac button\n"; }</text:p>
          <text:p text:style-name="P27">};</text:p>
          <text:p text:style-name="P27"/>
          <text:p text:style-name="P27">class CWndButton : public CButton</text:p>
          <text:p text:style-name="P27">{</text:p>
          <text:p text:style-name="P27">public:</text:p>
          <text:p text:style-name="P27"><text:s text:c="8"/>void paint() { cout &lt;&lt; "Windows button\n"; }</text:p>
          <text:p text:style-name="P27">};</text:p>
          <text:p text:style-name="P27"/>
          <text:p text:style-name="P27">/*Scroll bar*/</text:p>
          <text:p text:style-name="P27">class CScrollbar</text:p>
          <text:p text:style-name="P27">{</text:p>
          <text:p text:style-name="P27">public:</text:p>
          <text:p text:style-name="P27"><text:s text:c="8"/>virtual void paint() = 0;</text:p>
          <text:p text:style-name="P27">};</text:p>
          <text:p text:style-name="P27"/>
          <text:p text:style-name="P27">class CMacScrollbar : public CScrollbar</text:p>
          <text:p text:style-name="P27">{</text:p>
          <text:p text:style-name="P27">public:</text:p>
          <text:p text:style-name="P27"><text:s text:c="8"/>void paint() { cout &lt;&lt; "Mac scrollbar\n"; }</text:p>
          <text:p text:style-name="P27"><text:soft-page-break/>};</text:p>
          <text:p text:style-name="P27"/>
          <text:p text:style-name="P27">class CWndScrollbar : public CScrollbar</text:p>
          <text:p text:style-name="P27">{</text:p>
          <text:p text:style-name="P27">public:</text:p>
          <text:p text:style-name="P27"><text:s text:c="8"/>void paint() { cout &lt;&lt; "Windows scrollbar\n"; }</text:p>
          <text:p text:style-name="P27">};</text:p>
          <text:p text:style-name="P27"/>
          <text:p text:style-name="P27">// Implement a</text:p>
          <text:p text:style-name="P27">class CWidgetFactory</text:p>
          <text:p text:style-name="P27">{</text:p>
          <text:p text:style-name="P27">public:</text:p>
          <text:p text:style-name="P27"><text:s text:c="8"/>virtual CButton* createButton() = 0;</text:p>
          <text:p text:style-name="P27"><text:s text:c="8"/>virtual CScrollbar* createScrollbar() = 0;</text:p>
          <text:p text:style-name="P27">};</text:p>
          <text:p text:style-name="P27"/>
          <text:p text:style-name="P27">class CWndWidgetsFactory : public CWidgetFactory</text:p>
          <text:p text:style-name="P27">{</text:p>
          <text:p text:style-name="P27">public:</text:p>
          <text:p text:style-name="P27"><text:s text:c="8"/>CButton* createButton() { return(new CWndButton); }</text:p>
          <text:p text:style-name="P27"><text:s text:c="8"/>CScrollbar* createScrollbar() { return(new CWndScrollbar); }</text:p>
          <text:p text:style-name="P27">};</text:p>
          <text:p text:style-name="P27"/>
          <text:p text:style-name="P27">class CMacWidgetsFactory : public CWidgetFactory</text:p>
          <text:p text:style-name="P27">{</text:p>
          <text:p text:style-name="P27">public:</text:p>
          <text:p text:style-name="P27"><text:s text:c="8"/>CButton* createButton() { return(new CMacButton); }</text:p>
          <text:p text:style-name="P27"><text:s text:c="8"/>CScrollbar* createScrollbar() { return(new CMacScrollbar); }</text:p>
          <text:p text:style-name="P27">};</text:p>
          <text:p text:style-name="P27"/>
          <text:p text:style-name="P27">// Client</text:p>
          <text:p text:style-name="P27">int main()</text:p>
          <text:p text:style-name="P27">{</text:p>
          <text:p text:style-name="P27"><text:s text:c="8"/>CButton *pButton;</text:p>
          <text:p text:style-name="P27"><text:s text:c="8"/>CScrollbar *pScrollbar;</text:p>
          <text:p text:style-name="P27"><text:s text:c="8"/>CWidgetFactory *pWidgetFactory;</text:p>
          <text:p text:style-name="P27"/>
          <text:p text:style-name="P27"><text:s text:c="8"/>pWidgetFactory = new CMacWidgetsFactory;</text:p>
          <text:p text:style-name="P27"><text:s text:c="8"/>pButton = pWidgetFactory-&gt;createButton();</text:p>
          <text:p text:style-name="P27"><text:s text:c="8"/>pButton-&gt;paint();</text:p>
          <text:p text:style-name="P27"><text:s text:c="8"/>pScrollbar = pWidgetFactory-&gt;createScrollbar();</text:p>
          <text:p text:style-name="P27"><text:s text:c="8"/>pScrollbar-&gt;paint();</text:p>
          <text:p text:style-name="P27"/>
          <text:p text:style-name="P27"><text:s text:c="8"/>pWidgetFactory = new CWndWidgetsFactory;</text:p>
          <text:p text:style-name="P27"><text:s text:c="8"/>pButton = pWidgetFactory-&gt;createButton();</text:p>
          <text:p text:style-name="P27"><text:s text:c="8"/>pButton-&gt;paint();</text:p>
          <text:p text:style-name="P27"><text:s text:c="8"/>pScrollbar = pWidgetFactory-&gt;createScrollbar();</text:p>
          <text:p text:style-name="P27"><text:s text:c="8"/>pScrollbar-&gt;paint();</text:p>
          <text:p text:style-name="P27"/>
          <text:p text:style-name="P27"><text:s text:c="8"/>return(0);</text:p>
          <text:p text:style-name="P27">}</text:p>
          <text:p text:style-name="P40"/>
          <text:p text:style-name="P40">a. Factory Method</text:p>
          <text:p text:style-name="P40">b. Builder</text:p>
          <text:p text:style-name="P40">c. Prototype</text:p>
          <text:p text:style-name="P47">d. Abstract Factory</text:p>
          <text:p text:style-name="P40"/>
        </text:list-item>
        <text:list-item>
          <text:p text:style-name="P40">What design pattern is described here?</text:p>
          <text:p text:style-name="P40"/>
          <text:p text:style-name="P40">1. A complex object is made of several different components. Unless all the components are assembled, the complex object is not said to be done.</text:p>
          <text:p text:style-name="P40">2. Each component has several variants. However the construction of the several variants is similar.</text:p>
          <text:p text:style-name="P40">3. The client can specify the variants of the components for building the complex object, but should be ignorant of the construction classes.</text:p>
          <text:p text:style-name="P40">4. Hence the architect has devised the following design pattern : </text:p>
          <text:p text:style-name="P51"><text:span text:style-name="T1">Complex object has to be built step by step. </text:span>An abstract base class declares the standard construction process, and concrete derived classes define the appropriate implementation for each step of the process.</text:p>
          <text:p text:style-name="P40"/>
          <text:p text:style-name="P40"><text:soft-page-break/>a. Prototype</text:p>
          <text:p text:style-name="P40">b. Factory Method</text:p>
          <text:p text:style-name="P40">c. Abstract Factory</text:p>
          <text:p text:style-name="P47">d. Builder</text:p>
          <text:p text:style-name="P40"/>
        </text:list-item>
        <text:list-item>
          <text:p text:style-name="P40">What design pattern is described here?</text:p>
          <text:p text:style-name="P40"/>
          <text:p text:style-name="P40">1. In a large project, several modules involved write to a log file of the events in execution.</text:p>
          <text:p text:style-name="P40">2. The designer now faces a problem of synchronizing the access to the log file by the modules.</text:p>
          <text:p text:style-name="P40">3. The designer has proposed a class that handles all the operations of files access including synchronization.</text:p>
          <text:p text:style-name="P40">4. Any module that needs to write to the log file does it through the object of the class defined in the step above.</text:p>
          <text:p text:style-name="P40"/>
          <text:p text:style-name="P40">a. Prototype</text:p>
          <text:p text:style-name="P40">b. Factory Method</text:p>
          <text:p text:style-name="P47">c. Singleton</text:p>
          <text:p text:style-name="P40">d. Builder</text:p>
          <text:p text:style-name="P40"/>
        </text:list-item>
        <text:list-item>
          <text:p text:style-name="P40">Which design pattern is implemented here?</text:p>
          <text:p text:style-name="P27">#include &lt;iostream&gt;</text:p>
          <text:p text:style-name="P27">#include &lt;string&gt;</text:p>
          <text:p text:style-name="P27"/>
          <text:p text:style-name="P27">using std::string;</text:p>
          <text:p text:style-name="P27">using std::cout;</text:p>
          <text:p text:style-name="P27">using std::endl;</text:p>
          <text:p text:style-name="P27"/>
          <text:p text:style-name="P27">// "Product"</text:p>
          <text:p text:style-name="P27">class Car</text:p>
          <text:p text:style-name="P27">{</text:p>
          <text:p text:style-name="P27">public:</text:p>
          <text:p text:style-name="P27"><text:tab/>void setEngine(const string &amp;engine) {engine_ = engine;}</text:p>
          <text:p text:style-name="P27"><text:tab/>void setSeating(const string &amp;seating) {seating_ = seating;}</text:p>
          <text:p text:style-name="P27"><text:tab/>void setTires(const string tires) {tires_ = tires;}</text:p>
          <text:p text:style-name="P27"><text:tab/></text:p>
          <text:p text:style-name="P27"><text:tab/>void driveCar() const</text:p>
          <text:p text:style-name="P27"><text:tab/>{</text:p>
          <text:p text:style-name="P27"><text:tab/><text:tab/>cout &lt;&lt; "Driving car with " &lt;&lt; engine_ &lt;&lt; " engine, " &lt;&lt; seating_ &lt;&lt; " seating and " &lt;&lt; tires_ &lt;&lt; " tires\n";</text:p>
          <text:p text:style-name="P27"><text:tab/>}</text:p>
          <text:p text:style-name="P27">private:</text:p>
          <text:p text:style-name="P27"><text:tab/>string engine_;</text:p>
          <text:p text:style-name="P27"><text:tab/>string seating_;</text:p>
          <text:p text:style-name="P27"><text:tab/>string tires_;</text:p>
          <text:p text:style-name="P27">};</text:p>
          <text:p text:style-name="P27"/>
          <text:p text:style-name="P27">class CarMaker</text:p>
          <text:p text:style-name="P27">{</text:p>
          <text:p text:style-name="P27">public:</text:p>
          <text:p text:style-name="P27"><text:tab/>Car* getCar() { return(pCar); }</text:p>
          <text:p text:style-name="P27"><text:tab/>void createNewCar() { pCar = new Car; }</text:p>
          <text:p text:style-name="P27"><text:tab/>virtual void makeEngine() = 0;</text:p>
          <text:p text:style-name="P27"><text:tab/>virtual void makeSeating() = 0;</text:p>
          <text:p text:style-name="P27"><text:tab/>virtual void makeTires() = 0;</text:p>
          <text:p text:style-name="P27">protected:</text:p>
          <text:p text:style-name="P27"><text:tab/>Car *pCar;</text:p>
          <text:p text:style-name="P27">};</text:p>
          <text:p text:style-name="P27"/>
          <text:p text:style-name="P27">class LuxuryCarMaker : public CarMaker</text:p>
          <text:p text:style-name="P27">{</text:p>
          <text:p text:style-name="P27">public:</text:p>
          <text:p text:style-name="P27"><text:tab/>void makeEngine() {pCar-&gt;setEngine("Powerful Silent");}</text:p>
          <text:p text:style-name="P27"><text:tab/>void makeSeating() {pCar-&gt;setSeating("Designer Leather");}</text:p>
          <text:p text:style-name="P27"><text:tab/>void makeTires() {pCar-&gt;setTires("Strong gripping");}</text:p>
          <text:p text:style-name="P27">};</text:p>
          <text:p text:style-name="P27"/>
          <text:p text:style-name="P27">class UtilityCarMaker : public CarMaker</text:p>
          <text:p text:style-name="P27">{</text:p>
          <text:p text:style-name="P27"><text:soft-page-break/>public:</text:p>
          <text:p text:style-name="P27"><text:tab/>void makeEngine() {pCar-&gt;setEngine("Durable");}</text:p>
          <text:p text:style-name="P27"><text:tab/>void makeSeating() {pCar-&gt;setSeating("Rexin");}</text:p>
          <text:p text:style-name="P27"><text:tab/>void makeTires() {pCar-&gt;setTires("Long running");}</text:p>
          <text:p text:style-name="P27">};</text:p>
          <text:p text:style-name="P27"/>
          <text:p text:style-name="P27">class CarMfrComp</text:p>
          <text:p text:style-name="P27">{</text:p>
          <text:p text:style-name="P27">public:</text:p>
          <text:p text:style-name="P27"><text:s text:c="8"/>void setCarMaker(CarMaker *pCM) {pCarMaker_ = pCM; }</text:p>
          <text:p text:style-name="P27"><text:s text:c="8"/>void prepareCar()</text:p>
          <text:p text:style-name="P27"><text:s text:c="8"/>{</text:p>
          <text:p text:style-name="P27"><text:s text:c="16"/>pCarMaker_-&gt;createNewCar();</text:p>
          <text:p text:style-name="P27"><text:s text:c="16"/>pCarMaker_-&gt;makeEngine();</text:p>
          <text:p text:style-name="P27"><text:s text:c="16"/>pCarMaker_-&gt;makeSeating();</text:p>
          <text:p text:style-name="P27"><text:s text:c="16"/>pCarMaker_-&gt;makeTires();</text:p>
          <text:p text:style-name="P27"><text:s text:c="8"/>}</text:p>
          <text:p text:style-name="P27"><text:s text:c="8"/>Car* getCar() { return(pCarMaker_-&gt;getCar()); }</text:p>
          <text:p text:style-name="P27">private:</text:p>
          <text:p text:style-name="P27"><text:s text:c="8"/>CarMaker* pCarMaker_;</text:p>
          <text:p text:style-name="P27">};</text:p>
          <text:p text:style-name="P27"/>
          <text:p text:style-name="P27">// Client</text:p>
          <text:p text:style-name="P27">int main()</text:p>
          <text:p text:style-name="P27">{</text:p>
          <text:p text:style-name="P27"><text:tab/>CarMfrComp carCompObj;</text:p>
          <text:p text:style-name="P27"><text:tab/></text:p>
          <text:p text:style-name="P27"><text:tab/>CarMaker *pLuxuryCarMaker = new LuxuryCarMaker;</text:p>
          <text:p text:style-name="P27"><text:tab/>carCompObj.setCarMaker(pLuxuryCarMaker);</text:p>
          <text:p text:style-name="P27"><text:tab/>carCompObj.prepareCar();</text:p>
          <text:p text:style-name="P27"><text:tab/>Car* pLuxuryCar = carCompObj.getCar();</text:p>
          <text:p text:style-name="P27"><text:tab/>pLuxuryCar-&gt;driveCar();</text:p>
          <text:p text:style-name="P27"/>
          <text:p text:style-name="P27"><text:tab/>CarMaker *pUtilityCarMaker = new UtilityCarMaker;</text:p>
          <text:p text:style-name="P27"><text:tab/>carCompObj.setCarMaker(pUtilityCarMaker);</text:p>
          <text:p text:style-name="P27"><text:tab/>carCompObj.prepareCar();</text:p>
          <text:p text:style-name="P27"><text:tab/>Car* pUtilityCar = carCompObj.getCar();</text:p>
          <text:p text:style-name="P27"><text:tab/>pUtilityCar-&gt;driveCar();</text:p>
          <text:p text:style-name="P27"/>
          <text:p text:style-name="P27"><text:tab/>return(0);</text:p>
          <text:p text:style-name="P27">}</text:p>
          <text:p text:style-name="P47">a. Builder</text:p>
          <text:p text:style-name="P40">b. Abstract Factory</text:p>
          <text:p text:style-name="P40">c. Object Pool</text:p>
          <text:p text:style-name="P40">d. Prototype</text:p>
          <text:p text:style-name="P40"/>
        </text:list-item>
        <text:list-item>
          <text:p text:style-name="P40">Which design pattern is implemented below?</text:p>
          <text:p text:style-name="P27">#include &lt;iostream&gt;</text:p>
          <text:p text:style-name="P27">using std::cout;</text:p>
          <text:p text:style-name="P27">using std::cin;</text:p>
          <text:p text:style-name="P27"/>
          <text:p text:style-name="P27">#include &lt;vector&gt;</text:p>
          <text:p text:style-name="P27">using std::vector;</text:p>
          <text:p text:style-name="P27"/>
          <text:p text:style-name="P27">class Mammal</text:p>
          <text:p text:style-name="P27">{</text:p>
          <text:p text:style-name="P27">public:</text:p>
          <text:p text:style-name="P27"><text:s text:c="8"/>Mammal():itsAge_(1) { cout &lt;&lt; "Mammal constructor...\n"; }</text:p>
          <text:p text:style-name="P27"><text:s text:c="8"/>~Mammal() { cout &lt;&lt; "Mammal destructor...\n"; }</text:p>
          <text:p text:style-name="P27"><text:s text:c="8"/>Mammal(const Mammal &amp; rhs);</text:p>
          <text:p text:style-name="P27"><text:s text:c="8"/>virtual void Speak() const { cout &lt;&lt; "Mammal speak!\n"; }</text:p>
          <text:p text:style-name="P27"><text:s text:c="8"/>virtual Mammal* Clone() { return new Mammal(*this); }</text:p>
          <text:p text:style-name="P27"><text:s text:c="8"/>int GetAge()const { return itsAge_; }</text:p>
          <text:p text:style-name="P27">protected:</text:p>
          <text:p text:style-name="P27"><text:s text:c="8"/>int itsAge_;</text:p>
          <text:p text:style-name="P27">};</text:p>
          <text:p text:style-name="P27">Mammal::Mammal(const Mammal &amp; rhs):itsAge_(rhs.GetAge())</text:p>
          <text:p text:style-name="P27">{</text:p>
          <text:p text:style-name="P27"><text:s text:c="8"/>cout &lt;&lt; "Mammal Copy Constructor...\n";</text:p>
          <text:p text:style-name="P27">}</text:p>
          <text:p text:style-name="P27"/>
          <text:p text:style-name="P27">class Dog : public Mammal</text:p>
          <text:p text:style-name="P27">{</text:p>
          <text:p text:style-name="P27">public:</text:p>
          <text:p text:style-name="P27"><text:s text:c="8"/>Dog() { cout &lt;&lt; "Dog constructor...\n"; }</text:p>
          <text:p text:style-name="P27"><text:s text:c="8"/>~Dog() { cout &lt;&lt; "Dog destructor...\n"; }</text:p>
          <text:p text:style-name="P27"><text:s text:c="8"/>Dog(const Dog &amp; rhs);</text:p>
          <text:p text:style-name="P27"><text:soft-page-break/><text:s text:c="8"/>void Speak()const { cout &lt;&lt; "Woof!\n"; }</text:p>
          <text:p text:style-name="P27"><text:s text:c="8"/>virtual Mammal* Clone() { return new Dog(*this); }</text:p>
          <text:p text:style-name="P27">};</text:p>
          <text:p text:style-name="P27">Dog::Dog(const Dog &amp; rhs): Mammal(rhs)</text:p>
          <text:p text:style-name="P27">{</text:p>
          <text:p text:style-name="P27"><text:s text:c="8"/>cout &lt;&lt; "Dog copy constructor...\n";</text:p>
          <text:p text:style-name="P27">}</text:p>
          <text:p text:style-name="P27"/>
          <text:p text:style-name="P27">class Cat : public Mammal</text:p>
          <text:p text:style-name="P27">{</text:p>
          <text:p text:style-name="P27">public:</text:p>
          <text:p text:style-name="P27"><text:s text:c="8"/>Cat() { cout &lt;&lt; "Cat constructor...\n"; }</text:p>
          <text:p text:style-name="P27"><text:s text:c="8"/>~Cat() { cout &lt;&lt; "Cat destructor...\n"; }</text:p>
          <text:p text:style-name="P27"><text:s text:c="8"/>Cat (const Cat &amp; rhs);</text:p>
          <text:p text:style-name="P27"><text:s text:c="8"/>void Speak()const { cout &lt;&lt; "Meow!\n"; }</text:p>
          <text:p text:style-name="P27"><text:s text:c="8"/>virtual Mammal* Clone() { return new Cat(*this); }</text:p>
          <text:p text:style-name="P27">};</text:p>
          <text:p text:style-name="P27">Cat::Cat(const Cat &amp; rhs): Mammal(rhs)</text:p>
          <text:p text:style-name="P27">{</text:p>
          <text:p text:style-name="P27"><text:s text:c="8"/>cout &lt;&lt; "Cat copy constructor...\n";</text:p>
          <text:p text:style-name="P27">}</text:p>
          <text:p text:style-name="P27"/>
          <text:p text:style-name="P27">enum ANIMALS {DOG, CAT};</text:p>
          <text:p text:style-name="P27">const int NumAnimalTypes = 2;</text:p>
          <text:p text:style-name="P27"/>
          <text:p text:style-name="P27">class AnimalBreeder</text:p>
          <text:p text:style-name="P27">{</text:p>
          <text:p text:style-name="P27">public:</text:p>
          <text:p text:style-name="P27"><text:s text:c="8"/>static Mammal* cloneAnimal(int option);</text:p>
          <text:p text:style-name="P27">private:</text:p>
          <text:p text:style-name="P27"><text:s text:c="8"/>static Mammal* s_naturalAnimals[NumAnimalTypes];</text:p>
          <text:p text:style-name="P27">};</text:p>
          <text:p text:style-name="P27"/>
          <text:p text:style-name="P27">Mammal* AnimalBreeder::s_naturalAnimals[] = {new Dog, new Cat};</text:p>
          <text:p text:style-name="P27">Mammal* AnimalBreeder::cloneAnimal(int option)</text:p>
          <text:p text:style-name="P27">{</text:p>
          <text:p text:style-name="P27"><text:s text:c="8"/>return(s_naturalAnimals[option]-&gt;Clone());</text:p>
          <text:p text:style-name="P27">}</text:p>
          <text:p text:style-name="P27"/>
          <text:p text:style-name="P27">int main()</text:p>
          <text:p text:style-name="P27">{</text:p>
          <text:p text:style-name="P27"><text:s text:c="8"/>vector&lt;Mammal*&gt; vec_Ptr2Animals;</text:p>
          <text:p text:style-name="P27"/>
          <text:p text:style-name="P27"><text:s text:c="8"/>int choice;</text:p>
          <text:p text:style-name="P27"><text:s text:c="8"/>while (true)</text:p>
          <text:p text:style-name="P27"><text:s text:c="8"/>{</text:p>
          <text:p text:style-name="P27"><text:s text:c="16"/>cout &lt;&lt; "(1)dog (2)cat (0)exit : ";</text:p>
          <text:p text:style-name="P27"><text:s text:c="16"/>cin &gt;&gt; choice;</text:p>
          <text:p text:style-name="P27"/>
          <text:p text:style-name="P27"><text:s text:c="16"/>if (choice == 0) break;</text:p>
          <text:p text:style-name="P27"><text:s text:c="16"/>vec_Ptr2Animals.push_back(AnimalBreeder::cloneAnimal(choice-1));</text:p>
          <text:p text:style-name="P27"><text:s text:c="8"/>}</text:p>
          <text:p text:style-name="P27"><text:s text:c="8"/>vector&lt;Mammal*&gt;::iterator it = vec_Ptr2Animals.begin();</text:p>
          <text:p text:style-name="P27"><text:s text:c="8"/>vector&lt;Mammal*&gt;::iterator itEnd = vec_Ptr2Animals.end();</text:p>
          <text:p text:style-name="P27"><text:s text:c="8"/>while (it != itEnd)</text:p>
          <text:p text:style-name="P27"><text:s text:c="8"/>{</text:p>
          <text:p text:style-name="P27"><text:s text:c="16"/>(*it)-&gt;Speak(); it++;</text:p>
          <text:p text:style-name="P27"><text:s text:c="8"/>}</text:p>
          <text:p text:style-name="P27"/>
          <text:p text:style-name="P27"><text:s text:c="8"/>return 0;</text:p>
          <text:p text:style-name="P27">}</text:p>
          <text:p text:style-name="P40">a. Builder</text:p>
          <text:p text:style-name="P47">b. Prototype</text:p>
          <text:p text:style-name="P40">c. Abstract Factory</text:p>
          <text:p text:style-name="P40">d. Object Pool</text:p>
        </text:list-item>
        <text:list-item>
          <text:p text:style-name="P40">ehg</text:p>
        </text:list-item>
        <text:list-item>
          <text:p text:style-name="P40">sdfsd</text:p>
        </text:list-item>
        <text:list-item>
          <text:p text:style-name="P40">sdfs</text:p>
          <text:p text:style-name="P40"/>
          <text:p text:style-name="P47">Inter Process Communication</text:p>
        </text:list-item>
      </text:list>
      <text:p text:style-name="P1"/>
      <text:p text:style-name="P1"><text:tab/><text:span text:style-name="T2">Signals</text:span></text:p>
      <text:list xml:id="list35622972" text:continue-numbering="true" text:style-name="L4">
        <text:list-header>
          <text:p text:style-name="P40"/>
        </text:list-header>
        <text:list-item>
          <text:p text:style-name="P40"><text:soft-page-break/>What are the two signals that a process can't ignore or run user-defined code to handle it.</text:p>
          <text:p text:style-name="P40">a. SIGKILL and SIGTERM</text:p>
          <text:p text:style-name="P40">b. SIGKILL and SIGABRT</text:p>
          <text:p text:style-name="P47">c. SIGKILL and SIGSTOP</text:p>
          <text:p text:style-name="P40">d. SIGQUIT and SIGSTOP</text:p>
          <text:p text:style-name="P40"/>
        </text:list-item>
        <text:list-item>
          <text:p text:style-name="P52"><text:span text:style-name="T1">Which signal is generated when we press control-C?<text:line-break/></text:span><text:span text:style-name="T2">a) SIGINT</text:span><text:span text:style-name="T1"><text:line-break/>b) SIGTERM<text:line-break/>c) SIGKILL<text:line-break/>d) SIGSEGV<text:line-break/></text:span></text:p>
        </text:list-item>
        <text:list-item>
          <text:p text:style-name="P52"><text:span text:style-name="T1">When an interval timer expires which signal is generated? <text:line-break/>a) SIGINT <text:line-break/>b) SIGSTOP <text:line-break/>c) SIGTERM<text:line-break/></text:span><text:span text:style-name="T2">d) SIGALRM</text:span><text:span text:style-name="T1"><text:line-break/></text:span></text:p>
        </text:list-item>
        <text:list-item>
          <text:p text:style-name="P52"><text:span text:style-name="T1">Default action of SIGSEGV is <text:line-break/></text:span><text:span text:style-name="T2">a) Core dump </text:span><text:span text:style-name="T1"><text:line-break/>b) Terminate<text:line-break/>c) Stop<text:line-break/>d) Continue<text:line-break/></text:span></text:p>
        </text:list-item>
        <text:list-item>
          <text:p text:style-name="P52"><text:span text:style-name="T1">The kill system call is used to <text:line-break/></text:span><text:span text:style-name="T2">a) Send a signal to a process</text:span><text:span text:style-name="T1"><text:line-break/>b) Send shutdown messages to all by superuser<text:line-break/>c) Kill processes<text:line-break/>d) Suspend the processes<text:line-break/></text:span></text:p>
        </text:list-item>
        <text:list-item>
          <text:p text:style-name="P40">What is the output of the following program?</text:p>
          <text:p text:style-name="P37">#include &lt;stdio.h&gt;</text:p>
        </text:list-item>
      </text:list>
      <text:p text:style-name="P9"><text:tab/>#include &lt;signal.h&gt;</text:p>
      <text:p text:style-name="P9"><text:tab/>#include &lt;unistd.h&gt;</text:p>
      <text:p text:style-name="P9"/>
      <text:p text:style-name="P9"><text:tab/>void sig_handler ( int signum)</text:p>
      <text:p text:style-name="P9"><text:tab/>{</text:p>
      <text:p text:style-name="P9"><text:tab/> <text:s text:c="2"/>printf("Handled the signal\n");</text:p>
      <text:p text:style-name="P9"><text:tab/>}</text:p>
      <text:p text:style-name="P9"/>
      <text:p text:style-name="P9"><text:tab/>int main()</text:p>
      <text:p text:style-name="P9"><text:tab/>{</text:p>
      <text:p text:style-name="P9"><text:tab/> <text:s text:c="3"/>int pid;</text:p>
      <text:p text:style-name="P9"><text:tab/> <text:s text:c="3"/>signal (SIGKILL, sig_handler);</text:p>
      <text:p text:style-name="P9"><text:tab/> <text:s text:c="3"/>pid = fork();</text:p>
      <text:p text:style-name="P9"><text:tab/> <text:s text:c="3"/>if (pid == 0)</text:p>
      <text:p text:style-name="P9"><text:tab/> <text:s text:c="3"/>{</text:p>
      <text:p text:style-name="P9"><text:s text:c="7"/><text:tab/><text:tab/>kill(getppid(), SIGKILL);</text:p>
      <text:p text:style-name="P9"><text:s text:c="4"/><text:tab/> <text:s text:c="3"/>}</text:p>
      <text:p text:style-name="P9"><text:tab/> <text:s text:c="3"/>else</text:p>
      <text:p text:style-name="P9"><text:tab/> <text:s text:c="3"/>{</text:p>
      <text:p text:style-name="P9"><text:s text:c="7"/><text:tab/><text:tab/>sleep(20);</text:p>
      <text:p text:style-name="P9"><text:s text:c="4"/><text:tab/> <text:s text:c="3"/>}</text:p>
      <text:p text:style-name="P9"><text:tab/> <text:s text:c="3"/>return 0;</text:p>
      <text:p text:style-name="P9"><text:tab/>}</text:p>
      <text:p text:style-name="P9"/>
      <text:p text:style-name="P14">a) Error, child cannot send a SIGKILL signal to parent</text:p>
      <text:p text:style-name="P22"><text:span text:style-name="T5">b) </text:span><text:span text:style-name="T8">Parent goes to the signal handler, prints handled the signal and goes back to sleep<text:line-break/>c) Parent goes to the signal handler, prints handled the signal and exits<text:line-break/></text:span><text:span text:style-name="T9">d) Parent exits without going to the signal handler</text:span><text:span text:style-name="T8"><text:line-break/></text:span></text:p>
      <text:list xml:id="list35617715" text:continue-numbering="true" text:style-name="L4">
        <text:list-header>
          <text:p text:style-name="P40"><text:soft-page-break/></text:p>
        </text:list-header>
        <text:list-item>
          <text:p text:style-name="P40">On pressing the 'Ctrl+c', the following program will</text:p>
          <text:p text:style-name="P40"/>
          <text:p text:style-name="P27">#include &lt;stdio.h&gt;</text:p>
          <text:p text:style-name="P27">#include &lt;signal.h&gt;</text:p>
          <text:p text:style-name="P27">#include &lt;unistd.h&gt;</text:p>
          <text:p text:style-name="P27"/>
          <text:p text:style-name="P27">void signal_handler (int sig_no)</text:p>
          <text:p text:style-name="P27">{</text:p>
          <text:p text:style-name="P27"><text:s text:c="8"/>printf("OK\n");</text:p>
          <text:p text:style-name="P27">}</text:p>
          <text:p text:style-name="P27"/>
          <text:p text:style-name="P27">int main()</text:p>
          <text:p text:style-name="P27">{</text:p>
          <text:p text:style-name="P27"><text:s text:c="4"/>signal(SIGINT, signal_handler);</text:p>
          <text:p text:style-name="P27"><text:s text:c="4"/>while(1)</text:p>
          <text:p text:style-name="P27"><text:s text:c="4"/>{</text:p>
          <text:p text:style-name="P27"><text:s text:c="8"/>printf("Press Ctrl+C to stop\n");</text:p>
          <text:p text:style-name="P27"><text:s text:c="8"/>sleep(1);</text:p>
          <text:p text:style-name="P27"><text:s text:c="4"/>}</text:p>
          <text:p text:style-name="P27"><text:s text:c="4"/>return 0;</text:p>
          <text:p text:style-name="P27">}</text:p>
          <text:p text:style-name="P40">a. terminate the program</text:p>
          <text:p text:style-name="P40">b. crash dump the program</text:p>
          <text:p text:style-name="P47">c. displays “OK” for every press and runs infinitely displaying “Press Ctrl+c to stop”</text:p>
          <text:p text:style-name="P40">d. displays “Press Ctrl+C to stop” --&gt; “OK” --&gt; and halts the program</text:p>
        </text:list-item>
      </text:list>
      <text:p text:style-name="P1"/>
      <text:list xml:id="list35619601" text:continue-numbering="true" text:style-name="L4">
        <text:list-item>
          <text:p text:style-name="P58">If a process receives a SIGTERM signal without first arranging to catch it,</text:p>
        </text:list-item>
      </text:list>
      <text:p text:style-name="P19"><text:tab/>a) the signal will be ignored by the process and would be passed on to the kernel</text:p>
      <text:p text:style-name="P19"><text:tab/>b) the signal will be ignored by the process and no further processing of the signal will happen</text:p>
      <text:p text:style-name="P19"><text:tab/>c) the signal will be handled by the parent process</text:p>
      <text:p text:style-name="P19"><text:tab/><text:span text:style-name="T2">d) the process will be terminated immediately</text:span></text:p>
      <text:list xml:id="list35614768" text:continue-numbering="true" text:style-name="L4">
        <text:list-header>
          <text:p text:style-name="P54"/>
        </text:list-header>
        <text:list-item>
          <text:p text:style-name="P54">What happens when Ctrl+C is presses twice after running the program below:</text:p>
          <text:p text:style-name="P60">#include &lt;stdio.h&gt;</text:p>
        </text:list-item>
      </text:list>
      <text:p text:style-name="P20"><text:tab/>#include &lt;unistd.h&gt;</text:p>
      <text:p text:style-name="P20"><text:tab/>#include &lt;signal.h&gt;</text:p>
      <text:p text:style-name="P20"/>
      <text:p text:style-name="P20"><text:tab/>void signalHandler(int sig_no)</text:p>
      <text:p text:style-name="P20"><text:tab/>{</text:p>
      <text:p text:style-name="P20"><text:tab/> <text:s text:c="4"/>printf("Thank you\n");</text:p>
      <text:p text:style-name="P20"><text:tab/> <text:s text:c="4"/>signal(SIGINT, SIG_DFL);</text:p>
      <text:p text:style-name="P20"><text:tab/>}</text:p>
      <text:p text:style-name="P20"><text:tab/>int main()</text:p>
      <text:p text:style-name="P20"><text:tab/>{</text:p>
      <text:p text:style-name="P20"><text:tab/> <text:s text:c="4"/>signal(SIGINT, signalHandler);</text:p>
      <text:p text:style-name="P20"><text:tab/> <text:s text:c="4"/>while(1)</text:p>
      <text:p text:style-name="P20"><text:s text:c="11"/>{</text:p>
      <text:p text:style-name="P20"><text:tab/> <text:s text:c="8"/>printf("Press Ctrl+C\n");</text:p>
      <text:p text:style-name="P20"><text:s text:c="6"/><text:tab/> <text:s text:c="2"/>sleep(1);</text:p>
      <text:p text:style-name="P20"><text:s text:c="5"/><text:tab/> <text:s text:c="4"/>}<text:tab/></text:p>
      <text:p text:style-name="P20"><text:tab/> <text:s text:c="4"/>return 0;</text:p>
      <text:p text:style-name="P20"><text:tab/>}</text:p>
      <text:list xml:id="list35634653" text:continue-numbering="true" text:style-name="L4">
        <text:list-header>
          <text:p text:style-name="P56">a) The program stops</text:p>
          <text:p text:style-name="P54">b) The program stops for the first press of Ctrl+C</text:p>
          <text:p text:style-name="P54">c) The program runs continuously</text:p>
          <text:p text:style-name="P54">d) The program dumps core</text:p>
          <text:p text:style-name="P54"/>
        </text:list-header>
        <text:list-item>
          <text:p text:style-name="P54">What happens when Ctrl+C is pressed while running the program below:</text:p>
          <text:p text:style-name="P60">#include &lt;stdio.h&gt;</text:p>
        </text:list-item>
      </text:list>
      <text:p text:style-name="P20"><text:tab/>#include &lt;unistd.h&gt;</text:p>
      <text:p text:style-name="P20"><text:tab/>#include &lt;signal.h&gt;</text:p>
      <text:p text:style-name="P20"><text:tab/>#include &lt;stdlib.h&gt;</text:p>
      <text:p text:style-name="P20"><text:soft-page-break/><text:tab/>int main()</text:p>
      <text:p text:style-name="P20"><text:tab/>{</text:p>
      <text:p text:style-name="P20"><text:tab/> <text:s text:c="3"/>pid_t pid;</text:p>
      <text:p text:style-name="P20"><text:tab/> <text:s text:c="3"/>signal(SIGINT, SIG_IGN);</text:p>
      <text:p text:style-name="P20"><text:tab/> <text:s text:c="3"/>pid = fork();</text:p>
      <text:p text:style-name="P20"><text:tab/> <text:s text:c="3"/>switch(pid)</text:p>
      <text:p text:style-name="P20"><text:s text:c="4"/><text:tab/> <text:s text:c="3"/>{</text:p>
      <text:p text:style-name="P20"><text:tab/> <text:s text:c="3"/>case -1: perror("fork"); exit(1);</text:p>
      <text:p text:style-name="P20"><text:s text:c="10"/>case 0: <text:s/>while(1)</text:p>
      <text:p text:style-name="P20"><text:s text:c="19"/>{</text:p>
      <text:p text:style-name="P20"><text:s text:c="23"/>printf("Child Process\n");</text:p>
      <text:p text:style-name="P20"><text:s text:c="13"/><text:tab/> <text:s text:c="4"/>sleep(1);</text:p>
      <text:p text:style-name="P20"><text:s text:c="19"/>}</text:p>
      <text:p text:style-name="P20"><text:s text:c="17"/><text:tab/> break;</text:p>
      <text:p text:style-name="P20"><text:tab/> <text:s text:c="3"/>default: while(1)</text:p>
      <text:p text:style-name="P20"><text:s text:c="6"/><text:tab/> <text:s text:c="6"/>{</text:p>
      <text:p text:style-name="P20"><text:s text:c="12"/><text:tab/> <text:s text:c="4"/>printf("Parent Process\n");</text:p>
      <text:p text:style-name="P20"><text:s text:c="23"/>sleep(1);</text:p>
      <text:p text:style-name="P20"><text:s text:c="17"/><text:tab/> }</text:p>
      <text:p text:style-name="P20"><text:s text:c="17"/><text:tab/> break;</text:p>
      <text:p text:style-name="P20"><text:s text:c="4"/><text:tab/> <text:s text:c="3"/>}</text:p>
      <text:p text:style-name="P20"><text:tab/> <text:s text:c="3"/>return 0;</text:p>
      <text:p text:style-name="P20"><text:tab/>}</text:p>
      <text:p text:style-name="P20"><text:tab/>a) The parent process terminates</text:p>
      <text:p text:style-name="P20"><text:tab/>b) The child process terminates</text:p>
      <text:p text:style-name="P20"><text:tab/>c) The parent and child processes terminate</text:p>
      <text:p text:style-name="P21"><text:tab/>d) The parent and child processes run continuously</text:p>
      <text:list xml:id="list35617201" text:continue-numbering="true" text:style-name="L4">
        <text:list-item>
          <text:p text:style-name="P54"/>
        </text:list-item>
        <text:list-item>
          <text:p text:style-name="P54">34</text:p>
        </text:list-item>
        <text:list-item>
          <text:p text:style-name="P54">po</text:p>
          <text:p text:style-name="P56">Pipes</text:p>
        </text:list-item>
        <text:list-item>
          <text:p text:style-name="P52"><text:span text:style-name="T1">Which is true regarding pipes?<text:line-break/></text:span><text:span text:style-name="T2">a) half duplex</text:span><text:span text:style-name="T1"><text:line-break/>b) full duplex<text:line-break/>c) message boundaries are preserved<text:line-break/>d) Unordered data<text:line-break/></text:span></text:p>
        </text:list-item>
        <text:list-item>
          <text:p text:style-name="P52"><text:span text:style-name="T1">Advantage of a named pipe over unnamed pipe is <text:line-break/>a) related processes can communicate<text:line-break/></text:span><text:span text:style-name="T2">b) unrelated processes can communicate</text:span><text:span text:style-name="T1"><text:line-break/>c) processes can send signals between them</text:span></text:p>
          <text:p text:style-name="P52">d) none<text:line-break/></text:p>
        </text:list-item>
        <text:list-item>
          <text:p text:style-name="P52"><text:span text:style-name="T1">What does a mkfifo() create?<text:line-break/>a) a signal <text:line-break/>b) an unnamed pipe <text:line-break/></text:span><text:span text:style-name="T2">c) a named pipe </text:span><text:span text:style-name="T1"><text:line-break/>d) a msg queue<text:line-break/></text:span></text:p>
        </text:list-item>
        <text:list-item>
          <text:p text:style-name="P58">If a FIFO (FIFO_NAME) is not opened for reading by any process, which of the following would fail</text:p>
        </text:list-item>
      </text:list>
      <text:p text:style-name="P19"><text:tab/>a) open(FIFO_NAME, O_RDONLY);</text:p>
      <text:p text:style-name="P19"><text:tab/>b) open(FIFO_NAME, O_RDONLY | O_NONBLOCK);</text:p>
      <text:p text:style-name="P19"><text:tab/>c) open(FIFO_NAME, O_WRONLY);</text:p>
      <text:p text:style-name="P19"><text:tab/><text:span text:style-name="T2">d) open(FIFO_NAME, O_WRONLY | O_NONBLOCK);</text:span></text:p>
      <text:p text:style-name="P18"/>
      <text:list xml:id="list35613664" text:continue-numbering="true" text:style-name="L4">
        <text:list-item>
          <text:p text:style-name="P40">What is true with the program below:</text:p>
          <text:p text:style-name="P58">#include &lt;unistd.h&gt;</text:p>
        </text:list-item>
      </text:list>
      <text:p text:style-name="P19"><text:soft-page-break/><text:tab/>#include &lt;stdio.h&gt;</text:p>
      <text:p text:style-name="P19"><text:tab/>#include &lt;stdlib.h&gt;</text:p>
      <text:p text:style-name="P19"><text:tab/>#include &lt;string.h&gt;</text:p>
      <text:p text:style-name="P19"/>
      <text:p text:style-name="P19"><text:tab/>int main()</text:p>
      <text:p text:style-name="P19"><text:tab/>{</text:p>
      <text:p text:style-name="P19"><text:tab/> <text:s text:c="3"/>int fd[2];</text:p>
      <text:p text:style-name="P19"><text:tab/> <text:s text:c="3"/>char buffer[6];</text:p>
      <text:p text:style-name="P19"/>
      <text:p text:style-name="P19"><text:tab/> <text:s text:c="3"/>if (pipe(fd) != 0)</text:p>
      <text:p text:style-name="P19"><text:tab/> <text:s text:c="3"/>{</text:p>
      <text:p text:style-name="P19"><text:tab/> <text:s text:c="7"/>printf("Error");</text:p>
      <text:p text:style-name="P19"><text:tab/> <text:s text:c="3"/>}</text:p>
      <text:p text:style-name="P19"/>
      <text:p text:style-name="P19"><text:tab/> <text:s text:c="3"/>switch(fork())</text:p>
      <text:p text:style-name="P19"><text:tab/> <text:s text:c="3"/>{</text:p>
      <text:p text:style-name="P19"><text:tab/> <text:s text:c="3"/>case -1 : printf("Error"); exit(1);</text:p>
      <text:p text:style-name="P19"><text:tab/> <text:s text:c="3"/>case <text:s/>0 : write(fd[1], "Hello", 6); break;</text:p>
      <text:p text:style-name="P19"><text:tab/> <text:s text:c="3"/>default : read(fd[0], buffer, 6); printf("%s\n", buffer); break;</text:p>
      <text:p text:style-name="P19"><text:tab/> <text:s text:c="3"/>}</text:p>
      <text:p text:style-name="P19"><text:tab/> <text:s text:c="3"/>return(0);</text:p>
      <text:p text:style-name="P19"><text:tab/>}</text:p>
      <text:p text:style-name="P19"><text:tab/></text:p>
      <text:p text:style-name="P19"><text:tab/>a) The file descriptors cannot be shared between the parent and child processes</text:p>
      <text:p text:style-name="P17"><text:tab/>b) The file descriptors can be shared between the parent and child processes and nothing wrong with the program</text:p>
      <text:p text:style-name="P19"><text:tab/>c) Only the parent process can write to the pipe as it has created the pipe.</text:p>
      <text:p text:style-name="P19"><text:tab/>d) The child process can write to the pipe but the parent process cannot read from the pipe.</text:p>
      <text:list xml:id="list35628999" text:continue-numbering="true" text:style-name="L4">
        <text:list-header>
          <text:p text:style-name="P40"/>
        </text:list-header>
        <text:list-item>
          <text:p text:style-name="P40">sdf</text:p>
        </text:list-item>
        <text:list-item>
          <text:p text:style-name="P40">alkd</text:p>
        </text:list-item>
        <text:list-item>
          <text:p text:style-name="P40">;alkd</text:p>
        </text:list-item>
        <text:list-item>
          <text:p text:style-name="P40"/>
          <text:p text:style-name="P40"/>
          <text:p text:style-name="P47">Shared Memory</text:p>
        </text:list-item>
        <text:list-item>
          <text:p text:style-name="P54">Which of them is fastest IPC?<text:line-break/>a) Message Queue <text:line-break/><text:span text:style-name="T2">b) shared memory </text:span><text:line-break/>c) Socket <text:line-break/>d) Semaphores<text:line-break/></text:p>
        </text:list-item>
        <text:list-item>
          <text:p text:style-name="P40">sfd</text:p>
        </text:list-item>
        <text:list-item>
          <text:p text:style-name="P40">aksd</text:p>
        </text:list-item>
        <text:list-item>
          <text:p text:style-name="P40">sd</text:p>
          <text:p text:style-name="P40"/>
        </text:list-item>
      </text:list>
      <text:p text:style-name="P2"><text:tab/>Semaphores</text:p>
      <text:list xml:id="list35615345" text:continue-numbering="true" text:style-name="L4">
        <text:list-item>
          <text:p text:style-name="P40">sdfd</text:p>
        </text:list-item>
        <text:list-item>
          <text:p text:style-name="P40">ter</text:p>
          <text:p text:style-name="P47">Message Queues</text:p>
        </text:list-item>
        <text:list-item>
          <text:p text:style-name="P40">sfds</text:p>
        </text:list-item>
        <text:list-item>
          <text:p text:style-name="P40">3t234</text:p>
          <text:p text:style-name="P47">Memory mapped files</text:p>
        </text:list-item>
        <text:list-item>
          <text:p text:style-name="P40">sdf</text:p>
        </text:list-item>
        <text:list-item>
          <text:p text:style-name="P40"><text:soft-page-break/>et</text:p>
        </text:list-item>
        <text:list-item>
          <text:p text:style-name="P40">e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">Multi-threading</text:p>
      <text:p text:style-name="P2"/>
      <text:list xml:id="list35632721" text:continue-numbering="true" text:style-name="L4">
        <text:list-item>
          <text:p text:style-name="P54">What is not shared between threads in a multi-threaded application?</text:p>
        </text:list-item>
      </text:list>
      <text:p text:style-name="P15"><text:tab/>a) global variables</text:p>
      <text:p text:style-name="P15"><text:tab/>b) pid</text:p>
      <text:p text:style-name="P15"><text:tab/>c) current directory state</text:p>
      <text:p text:style-name="P16"><text:tab/>d) stack</text:p>
      <text:p text:style-name="P17"/>
      <text:list xml:id="list35611205" text:continue-numbering="true" text:style-name="L4">
        <text:list-item>
          <text:p text:style-name="P58">The macro that needs to be declared for POSIX based multi-threaded programs is</text:p>
        </text:list-item>
      </text:list>
      <text:p text:style-name="P19"><text:tab/>a) _THREADS</text:p>
      <text:p text:style-name="P19"><text:tab/>b) _THREADSAFE</text:p>
      <text:p text:style-name="P19"><text:tab/>c) _POSIX_THREAD</text:p>
      <text:list xml:id="list4382644526930384840" text:style-name="L5">
        <text:list-item>
          <text:p text:style-name="P59">_REENTRANT</text:p>
          <text:p text:style-name="P41"/>
        </text:list-item>
      </text:list>
      <text:list xml:id="list35622433" text:continue-list="list35611205" text:style-name="L4">
        <text:list-item>
          <text:p text:style-name="P40">et</text:p>
        </text:list-item>
        <text:list-item>
          <text:p text:style-name="P40">et</text:p>
        </text:list-item>
        <text:list-item>
          <text:p text:style-name="P40">e2</text:p>
        </text:list-item>
      </text:list>
      <text:p text:style-name="P2">Processes and Daemons</text:p>
      <text:p text:style-name="P1"/>
      <text:list xml:id="list3884331374705935608" text:style-name="L6">
        <text:list-item>
          <text:p text:style-name="P42">Processes can share the memory of another process</text:p>
          <text:p text:style-name="P42">a. only if they run by the super user</text:p>
          <text:p text:style-name="P42">b. only if they are run as daemons</text:p>
          <text:p text:style-name="P42">c. only if they share the parent child relationship</text:p>
          <text:p text:style-name="P48">d. processes cannot share the memory of another process</text:p>
          <text:p text:style-name="P42"/>
        </text:list-item>
        <text:list-item>
          <text:p text:style-name="P42">Daemons do not have interactivity with users because</text:p>
          <text:p text:style-name="P42">a. they are designed to run only in kernel mode</text:p>
          <text:p text:style-name="P42">b. they are designed to run only in user mode</text:p>
          <text:p text:style-name="P42">c. they are run only by super user of the system</text:p>
          <text:p text:style-name="P48">d. they are designed to run in background without user's intervention</text:p>
          <text:p text:style-name="P42"/>
        </text:list-item>
        <text:list-item>
          <text:p text:style-name="P42">Why are the standard file descriptors (STDIN, STDOUT &amp; STDERR) closed in a daemon?</text:p>
          <text:p text:style-name="P48">a. Because the daemons do not interact with a terminal, they are redundant and hence closed.</text:p>
          <text:p text:style-name="P42">b. Because these descriptors are by kernel and the daemons run in user mode.</text:p>
          <text:p text:style-name="P42">c. Because these descriptors are by the parent process of the daemon and hence not available to the daemon.</text:p>
          <text:p text:style-name="P42">d. None of the above.</text:p>
          <text:p text:style-name="P42"/>
        </text:list-item>
        <text:list-item>
          <text:p text:style-name="P42">The <text:span text:style-name="T6">fork</text:span><text:span text:style-name="T7"> system call creates a new</text:span></text:p>
          <text:p text:style-name="P62">a. shell</text:p>
          <text:p text:style-name="P62">b. thread</text:p>
          <text:p text:style-name="P62">c. file descriptor</text:p>
          <text:p text:style-name="P63">d. process</text:p>
          <text:p text:style-name="P62"><text:soft-page-break/></text:p>
        </text:list-item>
        <text:list-item>
          <text:p text:style-name="P62">When the parent process terminates before the child process,</text:p>
          <text:p text:style-name="P62">a. the child process is also terminated.</text:p>
          <text:p text:style-name="P62">b. the child process runs anonymously (zombie) on the system and the system has to be shut to kill it.</text:p>
          <text:p text:style-name="P62">c. the system asks the user whether to run or abort the program</text:p>
          <text:p text:style-name="P63">d. the system makes the process 'init' the parent to the child process</text:p>
        </text:list-item>
      </text:list>
      <text:p text:style-name="P1"/>
      <text:list xml:id="list35616793" text:continue-numbering="true" text:style-name="L6">
        <text:list-item>
          <text:p text:style-name="P42">What is the output of the following program?</text:p>
          <text:p text:style-name="P28">#include &lt;iostream&gt;</text:p>
          <text:p text:style-name="P28"/>
          <text:p text:style-name="P28">int main()</text:p>
          <text:p text:style-name="P28">{</text:p>
          <text:p text:style-name="P28"><text:s text:c="4"/>fork();</text:p>
          <text:p text:style-name="P28"><text:s text:c="4"/>std::cout &lt;&lt; "Forks and spoons go together\n";</text:p>
          <text:p text:style-name="P28"><text:s text:c="4"/>return(0);</text:p>
          <text:p text:style-name="P28">}</text:p>
          <text:p text:style-name="P42">a. <text:s/><text:span text:style-name="T3">Forks and spoons go together</text:span></text:p>
          <text:p text:style-name="P61">b. <text:s/><text:span text:style-name="T4">Prints</text:span> “<text:span text:style-name="T3">Forks and spoons go together</text:span>” <text:span text:style-name="T4">and hangs</text:span></text:p>
          <text:p text:style-name="P48">c. <text:s text:c="2"/><text:span text:style-name="T3">Forks and spoons go together</text:span></text:p>
          <text:p text:style-name="P34"><text:s text:c="4"/>Forks and spoons go together</text:p>
          <text:p text:style-name="P61">d. <text:span text:style-name="T4">None of the above</text:span></text:p>
          <text:p text:style-name="P42"/>
        </text:list-item>
        <text:list-item>
          <text:p text:style-name="P42">What is the output of the following program?</text:p>
          <text:p text:style-name="P28">#include &lt;iostream&gt;</text:p>
          <text:p text:style-name="P28">using std::cout;</text:p>
          <text:p text:style-name="P28"/>
          <text:p text:style-name="P28">int main()</text:p>
          <text:p text:style-name="P28">{</text:p>
          <text:p text:style-name="P28"><text:s text:c="4"/>pid_t childProcID;</text:p>
          <text:p text:style-name="P28"><text:s text:c="4"/>childProcID = fork();</text:p>
          <text:p text:style-name="P28"><text:s text:c="4"/>cout &lt;&lt; childProcID &lt;&lt; '\n';</text:p>
          <text:p text:style-name="P28"/>
          <text:p text:style-name="P28"><text:s text:c="4"/>return(0);</text:p>
          <text:p text:style-name="P28">}</text:p>
          <text:p text:style-name="P42">If the process ID of the child is say 31819, output is</text:p>
          <text:p text:style-name="P48">a. 31819</text:p>
          <text:p text:style-name="P48"><text:s text:c="4"/>0</text:p>
          <text:p text:style-name="P42">b. 31819</text:p>
          <text:p text:style-name="P42">c. 0</text:p>
          <text:p text:style-name="P42">d. -1</text:p>
          <text:p text:style-name="P42"/>
        </text:list-item>
        <text:list-item>
          <text:p text:style-name="P42">How many child processes are created in the program below</text:p>
          <text:p text:style-name="P28">#include &lt;iostream&gt;</text:p>
          <text:p text:style-name="P28"/>
          <text:p text:style-name="P28">int main()</text:p>
          <text:p text:style-name="P28">{</text:p>
          <text:p text:style-name="P28"><text:s text:c="4"/>fork();</text:p>
          <text:p text:style-name="P28"><text:s text:c="4"/>fork();</text:p>
          <text:p text:style-name="P28"><text:s text:c="4"/>fork();</text:p>
          <text:p text:style-name="P28"><text:s text:c="4"/>return(0);</text:p>
          <text:p text:style-name="P28">}</text:p>
          <text:p text:style-name="P42">a. 3</text:p>
          <text:p text:style-name="P42">b. 8</text:p>
          <text:p text:style-name="P48">c. 7</text:p>
          <text:p text:style-name="P42">d. 6</text:p>
        </text:list-item>
        <text:list-item>
          <text:p text:style-name="P42">skfjl</text:p>
        </text:list-item>
        <text:list-item>
          <text:p text:style-name="P42">;alksdio</text:p>
        </text:list-item>
        <text:list-item>
          <text:p text:style-name="P42"/>
        </text:list-item>
      </text:list>
      <text:p text:style-name="P2">STL</text:p>
      <text:p text:style-name="P1"/>
      <text:list xml:id="list6729826331218793328" text:style-name="L7">
        <text:list-item>
          <text:p text:style-name="P43">Which of the following features should a container define</text:p>
          <text:p text:style-name="P49"><text:soft-page-break/>a. Iterator</text:p>
          <text:p text:style-name="P43">b. index operator[]</text:p>
          <text:p text:style-name="P43">c. both a and b</text:p>
          <text:p text:style-name="P43">d. None of the above</text:p>
          <text:p text:style-name="P43"/>
        </text:list-item>
        <text:list-item>
          <text:p text:style-name="P43">Which of the containers is best suited for a lookup table</text:p>
          <text:p text:style-name="P43">a. std::set</text:p>
          <text:p text:style-name="P43">b. std::vector</text:p>
          <text:p text:style-name="P49">c. std::map</text:p>
          <text:p text:style-name="P43">d. std::list</text:p>
          <text:p text:style-name="P43"/>
        </text:list-item>
        <text:list-item>
          <text:p text:style-name="P43">Which of the following support the random access iterator</text:p>
          <text:p text:style-name="P49">a. std::vector</text:p>
          <text:p text:style-name="P43">b. std::set</text:p>
          <text:p text:style-name="P43">c. std::list</text:p>
          <text:p text:style-name="P43">d. std::map</text:p>
          <text:p text:style-name="P43"/>
        </text:list-item>
        <text:list-item>
          <text:p text:style-name="P43">Given the following class definitions, which can be used for defining a vector?</text:p>
          <text:p text:style-name="P43">a. <text:span text:style-name="T3">class one</text:span></text:p>
          <text:p text:style-name="P29"><text:s text:c="3"/>{</text:p>
          <text:p text:style-name="P29"><text:s text:c="4"/>public:</text:p>
          <text:p text:style-name="P29"><text:tab/>one( int=0 );</text:p>
          <text:p text:style-name="P29"><text:tab/>bool operator!=();</text:p>
          <text:p text:style-name="P29"><text:tab/>bool operator&lt;=();</text:p>
          <text:p text:style-name="P29"><text:tab/>// ...</text:p>
          <text:p text:style-name="P29"><text:s text:c="4"/>};</text:p>
          <text:p text:style-name="P49">b. <text:span text:style-name="T3">class two</text:span></text:p>
          <text:p text:style-name="P35"><text:s text:c="3"/>{</text:p>
          <text:p text:style-name="P35"><text:s text:c="4"/>public:</text:p>
          <text:p text:style-name="P35"><text:tab/>two( int=0 );</text:p>
          <text:p text:style-name="P35"><text:tab/>bool operator==();</text:p>
          <text:p text:style-name="P35"><text:tab/>bool operator!=();</text:p>
          <text:p text:style-name="P35"><text:tab/>bool operator&lt;=();</text:p>
          <text:p text:style-name="P35"><text:tab/>bool operator&lt;();</text:p>
          <text:p text:style-name="P35"><text:tab/>// ...</text:p>
          <text:p text:style-name="P35"><text:s text:c="3"/>};</text:p>
          <text:p text:style-name="P43">c. <text:span text:style-name="T3">class three</text:span></text:p>
          <text:p text:style-name="P29"><text:s text:c="3"/>{</text:p>
          <text:p text:style-name="P29"><text:s text:c="4"/>public:</text:p>
          <text:p text:style-name="P29"><text:tab/>int nValue;</text:p>
          <text:p text:style-name="P29"><text:tab/>// ...</text:p>
          <text:p text:style-name="P29"><text:s text:c="3"/>};</text:p>
          <text:p text:style-name="P43">d. <text:span text:style-name="T3">class four</text:span></text:p>
          <text:p text:style-name="P29"><text:s text:c="3"/>{</text:p>
          <text:p text:style-name="P29"><text:s text:c="4"/>public:</text:p>
          <text:p text:style-name="P29"><text:tab/>four( int, int=0 );</text:p>
          <text:p text:style-name="P29"><text:tab/>bool operator==();</text:p>
          <text:p text:style-name="P29"><text:tab/>// ...</text:p>
          <text:p text:style-name="P29"><text:s text:c="3"/>};</text:p>
          <text:p text:style-name="P43"/>
        </text:list-item>
        <text:list-item>
          <text:p text:style-name="P43">Given the following definitions, which usage of the iterators is correct?</text:p>
          <text:p text:style-name="P29">Vector&lt;string&gt; svec;</text:p>
          <text:p text:style-name="P29">list&lt;int&gt; ilist;</text:p>
          <text:p text:style-name="P29">const vector&lt;int&gt; ivec;</text:p>
        </text:list-item>
      </text:list>
      <text:p text:style-name="P1"/>
      <text:p text:style-name="P1"><text:tab/><text:span text:style-name="T3">a. vector&lt;int&gt;::iterator it = ivec.begin();</text:span></text:p>
      <text:p text:style-name="P6"><text:tab/>b. list&lt;int&gt;::iterator it = ilist.begin() + 1;</text:p>
      <text:list xml:id="list9011404918619516472" text:style-name="L8">
        <text:list-header>
          <text:p text:style-name="P36">c. vector&lt;string&gt;::iterator it = svec.begin();</text:p>
          <text:p text:style-name="P30">d. for ( vector&lt;string&gt;::iterator it = svec.begin(); it != 0; ++it )</text:p>
        </text:list-header>
      </text:list>
      <text:list xml:id="list4925961678363554298" text:style-name="L9">
        <text:list-item>
          <text:list>
            <text:list-item>
              <text:list>
                <text:list-header>
                  <text:p text:style-name="P31">// ...</text:p>
                  <text:p text:style-name="P44"/>
                </text:list-header>
              </text:list>
            </text:list-item>
          </text:list>
        </text:list-item>
      </text:list>
      <text:list xml:id="list35634060" text:continue-list="list6729826331218793328" text:style-name="L7">
        <text:list-item>
          <text:p text:style-name="P43">Which of the following below is/are a valid iterator type?</text:p>
          <text:p text:style-name="P43"/>
          <text:p text:style-name="P43">a. Input Iterator </text:p>
          <text:p text:style-name="P43"><text:soft-page-break/>b. Backward Iterator </text:p>
          <text:p text:style-name="P43">c. Forward Iterator </text:p>
          <text:p text:style-name="P49">d. Both a and c above </text:p>
          <text:p text:style-name="P43"/>
        </text:list-item>
        <text:list-item>
          <text:p text:style-name="P43">What do vectors represent?</text:p>
          <text:p text:style-name="P43">a) Static arrays</text:p>
          <text:p text:style-name="P49">b) Dynamic arrays</text:p>
          <text:p text:style-name="P43">c) Stack</text:p>
          <text:p text:style-name="P43">d) Queue</text:p>
          <text:p text:style-name="P43"/>
        </text:list-item>
        <text:list-item>
          <text:p text:style-name="P43">In which type of storage location does the vector members are stored?</text:p>
          <text:p text:style-name="P49">a) Contiguous storage locations</text:p>
          <text:p text:style-name="P43">b) Non-contiguous storage locations</text:p>
          <text:p text:style-name="P43">c) Both a &amp; b</text:p>
          <text:p text:style-name="P43">d) None of the mentioned</text:p>
          <text:p text:style-name="P43"/>
        </text:list-item>
        <text:list-item>
          <text:p text:style-name="P43">What is the output of the following program?</text:p>
          <text:p text:style-name="P29">#include &lt;iostream&gt;</text:p>
          <text:p text:style-name="P29">using std::cout;</text:p>
          <text:p text:style-name="P29"/>
          <text:p text:style-name="P29">#include &lt;vector&gt;</text:p>
          <text:p text:style-name="P29">using std::vector;</text:p>
          <text:p text:style-name="P29"/>
          <text:p text:style-name="P29">int main()</text:p>
          <text:p text:style-name="P29">{</text:p>
          <text:p text:style-name="P29"><text:s text:c="4"/>vector&lt;int&gt; myvector;</text:p>
          <text:p text:style-name="P29"><text:s text:c="4"/>int sum (0);</text:p>
          <text:p text:style-name="P29"><text:s text:c="4"/>myvector.push_back(100);</text:p>
          <text:p text:style-name="P29"><text:s text:c="4"/>myvector.push_back(200);</text:p>
          <text:p text:style-name="P29"><text:s text:c="4"/>myvector.push_back(300);</text:p>
          <text:p text:style-name="P29"><text:s text:c="4"/>while (!myvector.empty())</text:p>
          <text:p text:style-name="P29"><text:s text:c="4"/>{</text:p>
          <text:p text:style-name="P29"><text:s text:c="8"/>sum += myvector.back();</text:p>
          <text:p text:style-name="P29"><text:s text:c="8"/>myvector.pop_back();</text:p>
          <text:p text:style-name="P29"><text:s text:c="4"/>}</text:p>
          <text:p text:style-name="P29"><text:s text:c="4"/>cout &lt;&lt; sum &lt;&lt; '\n';</text:p>
          <text:p text:style-name="P29"><text:s text:c="4"/>return 0;</text:p>
          <text:p text:style-name="P29">}</text:p>
          <text:p text:style-name="P43">a. 0</text:p>
          <text:p text:style-name="P43">b. 300</text:p>
          <text:p text:style-name="P43">c. 100</text:p>
          <text:p text:style-name="P49">d. 600</text:p>
        </text:list-item>
      </text:list>
      <text:p text:style-name="P1"/>
      <text:list xml:id="list35606384" text:continue-numbering="true" text:style-name="L7">
        <text:list-item>
          <text:p text:style-name="P43">What is the output of the following program?</text:p>
          <text:p text:style-name="P29">#include &lt;iostream&gt;</text:p>
          <text:p text:style-name="P29">using std::cout;</text:p>
          <text:p text:style-name="P29"/>
          <text:p text:style-name="P29">#include &lt;vector&gt;</text:p>
          <text:p text:style-name="P29">using std::vector;</text:p>
          <text:p text:style-name="P29"/>
          <text:p text:style-name="P29">int main()</text:p>
          <text:p text:style-name="P29">{</text:p>
          <text:p text:style-name="P29"><text:s text:c="4"/>vector&lt;int&gt; myvector(5);</text:p>
          <text:p text:style-name="P29"><text:s text:c="4"/>int* p = myvector.data();</text:p>
          <text:p text:style-name="P29"><text:s text:c="4"/>*p = 10;</text:p>
          <text:p text:style-name="P29"><text:s text:c="4"/>++p;</text:p>
          <text:p text:style-name="P29"><text:s text:c="4"/>*p = 20;</text:p>
          <text:p text:style-name="P29"><text:s text:c="4"/>p[2] = 100;</text:p>
          <text:p text:style-name="P29"><text:s text:c="4"/>for (unsigned i = 0; i &lt; myvector.size(); ++i)</text:p>
          <text:p text:style-name="P29"><text:s text:c="8"/>cout &lt;&lt; ' ' &lt;&lt; myvector[i];</text:p>
          <text:p text:style-name="P29"><text:s text:c="4"/>return 0;</text:p>
          <text:p text:style-name="P29">}</text:p>
          <text:p text:style-name="P43">a. 10 <text:s/>20 <text:s/>100 <text:s/>0 <text:s/>0</text:p>
          <text:p text:style-name="P49">b. 10 <text:s/>20 <text:s/>0 <text:s/>100 <text:s/>0</text:p>
          <text:p text:style-name="P43">c. 10 <text:s/>20 <text:s/>100 <text:s/>&lt;junk value&gt; <text:s/>&lt;junk value&gt;</text:p>
          <text:p text:style-name="P43">d. 10 <text:s/>20 <text:s/>100 <text:s/>100 <text:s/>100</text:p>
          <text:p text:style-name="P43"><text:soft-page-break/></text:p>
        </text:list-item>
        <text:list-item>
          <text:p text:style-name="P43">Which of them is not a sequential container</text:p>
          <text:p text:style-name="P43">a. vector</text:p>
          <text:p text:style-name="P43">b. list</text:p>
          <text:p text:style-name="P49">c. map</text:p>
          <text:p text:style-name="P43">d. deque</text:p>
        </text:list-item>
      </text:list>
      <text:p text:style-name="P1"/>
      <text:list xml:id="list35623570" text:continue-numbering="true" text:style-name="L7">
        <text:list-item>
          <text:p text:style-name="P43">Which of the following containers are based on arrays</text:p>
          <text:p text:style-name="P43">a. vector</text:p>
          <text:p text:style-name="P43">b. deque</text:p>
          <text:p text:style-name="P43">c. list</text:p>
          <text:p text:style-name="P49">d. Both a and b</text:p>
          <text:p text:style-name="P43"/>
        </text:list-item>
        <text:list-item>
          <text:p text:style-name="P43">What is the output of the following program?</text:p>
          <text:p text:style-name="P29">#include &lt;iostream&gt;</text:p>
          <text:p text:style-name="P29">using std::cout;</text:p>
          <text:p text:style-name="P29"/>
          <text:p text:style-name="P29">#include &lt;deque&gt;</text:p>
          <text:p text:style-name="P29">using std::deque;</text:p>
          <text:p text:style-name="P29"/>
          <text:p text:style-name="P29">int main ()</text:p>
          <text:p text:style-name="P29">{</text:p>
          <text:p text:style-name="P29"><text:s text:c="4"/>deque&lt;int&gt; mydeque(5);</text:p>
          <text:p text:style-name="P29"><text:s text:c="4"/>deque&lt;int&gt;::reverse_iterator rit;</text:p>
          <text:p text:style-name="P29"><text:s text:c="4"/>int i = 0;</text:p>
          <text:p text:style-name="P29"><text:s text:c="4"/>for (rit = mydeque.rbegin(); rit!= mydeque.rend(); ++rit)</text:p>
          <text:p text:style-name="P29"><text:s text:c="8"/>*rit = ++i;</text:p>
          <text:p text:style-name="P29"><text:s text:c="4"/>for (deque&lt;int&gt;::iterator it = mydeque.begin();</text:p>
          <text:p text:style-name="P29"><text:s text:c="9"/>it != mydeque.end(); ++it)</text:p>
          <text:p text:style-name="P29"><text:s text:c="8"/>cout &lt;&lt; ' ' &lt;&lt; *it;</text:p>
          <text:p text:style-name="P29"><text:s text:c="4"/>return 0;</text:p>
          <text:p text:style-name="P29">}</text:p>
          <text:p text:style-name="P43">a. 1 2 3 4 5</text:p>
          <text:p text:style-name="P43">b. 0 1 2 3 4</text:p>
          <text:p text:style-name="P49">c. 5 4 3 2 1</text:p>
          <text:p text:style-name="P43">d. 4 3 2 1 0</text:p>
          <text:p text:style-name="P43"/>
        </text:list-item>
        <text:list-item>
          <text:p text:style-name="P43">How is the std::list container implemented?</text:p>
          <text:p text:style-name="P43">a. Using Arrays</text:p>
          <text:p text:style-name="P49">b. Using Double linked list</text:p>
          <text:p text:style-name="P43">c. Using Single linked list</text:p>
          <text:p text:style-name="P43">d. None of the above</text:p>
        </text:list-item>
        <text:list-item>
          <text:p text:style-name="P43">slkd</text:p>
        </text:list-item>
        <text:list-item>
          <text:p text:style-name="P43">alkd</text:p>
        </text:list-item>
        <text:list-item>
          <text:p text:style-name="P43">ter</text:p>
          <text:p text:style-name="P43"/>
          <text:p text:style-name="P49">Template Programming</text:p>
        </text:list-item>
        <text:list-item>
          <text:p text:style-name="P43">Which of them is incorrect?</text:p>
          <text:p text:style-name="P29">a. template &lt;class T&gt;</text:p>
          <text:p text:style-name="P29"><text:s text:c="4"/>abc(T);</text:p>
          <text:p text:style-name="P29">b. template &lt;class T&gt;</text:p>
        </text:list-item>
      </text:list>
      <text:p text:style-name="P6"><text:s text:c="16"/>abc(T, T);</text:p>
      <text:p text:style-name="P6"><text:tab/><text:span text:style-name="T2">c. template &lt;class T, class T&gt;</text:span></text:p>
      <text:p text:style-name="P8"><text:tab/> <text:s text:c="3"/>abc(T, T);</text:p>
      <text:p text:style-name="P6"><text:tab/>d. template &lt;class T&gt;</text:p>
      <text:p text:style-name="P6"><text:tab/> <text:s text:c="3"/>abc(int, T*);</text:p>
      <text:list xml:id="list35635334" text:continue-numbering="true" text:style-name="L7">
        <text:list-header>
          <text:p text:style-name="P43"/>
        </text:list-header>
        <text:list-item>
          <text:p text:style-name="P43">Given the following template definitions, Which of them is incorrect?</text:p>
          <text:p text:style-name="P43"/>
          <text:p text:style-name="P29">template &lt;class Type&gt;</text:p>
          <text:p text:style-name="P29">Type min(Type a, Type b);</text:p>
        </text:list-item>
      </text:list>
      <text:p text:style-name="P6"><text:tab/>Type max(const Type a, const Type b);</text:p>
      <text:p text:style-name="P6"><text:tab/></text:p>
      <text:p text:style-name="P6"><text:soft-page-break/><text:tab/>int a, b;</text:p>
      <text:p text:style-name="P6"><text:tab/>double c, d;</text:p>
      <text:p text:style-name="P6"><text:tab/>float e, f;</text:p>
      <text:p text:style-name="P6"/>
      <text:p text:style-name="P6"><text:tab/>a. min(a, 22);</text:p>
      <text:p text:style-name="P8"><text:tab/>b. min(c, e);</text:p>
      <text:p text:style-name="P6"><text:tab/>c. max(a, 22);</text:p>
      <text:p text:style-name="P6"><text:tab/>d. max(c, d);</text:p>
      <text:p text:style-name="P1"/>
      <text:list xml:id="list35632544" text:continue-numbering="true" text:style-name="L7">
        <text:list-item>
          <text:p text:style-name="P43">Given the following template definition for total()</text:p>
          <text:p text:style-name="P29">template &lt;typename T1, typename T2, typename T3&gt;</text:p>
          <text:p text:style-name="P29">T1 total(T2, T3);</text:p>
        </text:list-item>
      </text:list>
      <text:p text:style-name="P6"/>
      <text:p text:style-name="P6"><text:tab/>Which of the function calls is an error.</text:p>
      <text:p text:style-name="P6"><text:tab/>int intObj1, intObj2;</text:p>
      <text:p text:style-name="P6"><text:tab/>double dObj1, dObj2;</text:p>
      <text:p text:style-name="P6"><text:tab/>char cObj1, cObj2;</text:p>
      <text:p text:style-name="P6"/>
      <text:p text:style-name="P6"><text:tab/>a. total&lt;double, double, double&gt;(intObj1, intObj2);</text:p>
      <text:p text:style-name="P6"><text:tab/>b. total&lt;int&gt;(intObj1, intObj2);</text:p>
      <text:p text:style-name="P6"><text:tab/>c. total&lt;double&gt;(dObj1, dObj2);</text:p>
      <text:p text:style-name="P6"><text:tab/><text:span text:style-name="T2">d. total(dObj1, dObj2);</text:span></text:p>
      <text:p text:style-name="P1"/>
      <text:list xml:id="list35613357" text:continue-numbering="true" text:style-name="L7">
        <text:list-item>
          <text:p text:style-name="P43">What is the output of the program below?</text:p>
          <text:p text:style-name="P29">#include &lt;iostream&gt;</text:p>
          <text:p text:style-name="P29">using namespace std;</text:p>
          <text:p text:style-name="P29"/>
          <text:p text:style-name="P29">template &lt;typename T&gt;</text:p>
          <text:p text:style-name="P29">T Double(T x)</text:p>
          <text:p text:style-name="P29">{</text:p>
          <text:p text:style-name="P29"><text:s text:c="4"/>T result;</text:p>
          <text:p text:style-name="P29"><text:s text:c="4"/>result = x * x;</text:p>
          <text:p text:style-name="P29"><text:s text:c="4"/>return result;</text:p>
          <text:p text:style-name="P29">}</text:p>
          <text:p text:style-name="P29"/>
          <text:p text:style-name="P29">template &lt;&gt;</text:p>
          <text:p text:style-name="P29">string Double&lt;string&gt;(string s)</text:p>
          <text:p text:style-name="P29">{</text:p>
          <text:p text:style-name="P29"><text:s text:c="4"/>return (s+s);</text:p>
          <text:p text:style-name="P29">}</text:p>
          <text:p text:style-name="P29"/>
          <text:p text:style-name="P29">int main()</text:p>
          <text:p text:style-name="P29">{</text:p>
          <text:p text:style-name="P29"><text:s text:c="4"/>int nValue = 3, nValueSquare;</text:p>
          <text:p text:style-name="P29"><text:s text:c="4"/>string str("mo");</text:p>
          <text:p text:style-name="P29"><text:s text:c="4"/>nValueSquare = Double&lt;int&gt;(nValue);</text:p>
          <text:p text:style-name="P29"><text:s text:c="4"/>cout &lt;&lt; nValue &lt;&lt; nValueSquare;</text:p>
          <text:p text:style-name="P29"><text:s text:c="4"/>cout &lt;&lt; Double&lt;string&gt;(str) &lt;&lt; endl;</text:p>
          <text:p text:style-name="P29"><text:s text:c="4"/>return(0);</text:p>
          <text:p text:style-name="P29">}</text:p>
          <text:p text:style-name="P49">a. 39momo</text:p>
          <text:p text:style-name="P43">b. Compilation error</text:p>
          <text:p text:style-name="P43">c. prints 39 and hangs</text:p>
          <text:p text:style-name="P43">d. 39momomomo</text:p>
        </text:list-item>
      </text:list>
      <text:p text:style-name="P1"/>
      <text:list xml:id="list35625710" text:continue-numbering="true" text:style-name="L7">
        <text:list-item>
          <text:p text:style-name="P43">What can be passed as non-type template parameters during compile time?</text:p>
          <text:p text:style-name="P43">a. global variables</text:p>
          <text:p text:style-name="P49">b. constant expression</text:p>
          <text:p text:style-name="P43">c. static variables</text:p>
          <text:p text:style-name="P43">d. None of the above</text:p>
        </text:list-item>
        <text:list-item>
          <text:p text:style-name="P53"><text:span text:style-name="T1">Which parameter is legal for non-type template?<text:line-break/></text:span><text:span text:style-name="T2">a) pointer to member</text:span><text:span text:style-name="T1"><text:line-break/></text:span><text:span text:style-name="T1">b) object<text:line-break/>c) class<text:line-break/>d) none of the mentioned<text:line-break/></text:span></text:p>
        </text:list-item>
        <text:list-item>
          <text:p text:style-name="P55">Who does the template explicit specialization.</text:p>
          <text:p text:style-name="P55">a) Compiler</text:p>
          <text:p text:style-name="P55"><text:soft-page-break/>b) Linker</text:p>
          <text:p text:style-name="P57">c) Programmer</text:p>
          <text:p text:style-name="P55">d) Run Time Environment</text:p>
          <text:p text:style-name="P55"/>
        </text:list-item>
        <text:list-item>
          <text:p text:style-name="P64">What is the output of the following program</text:p>
          <text:p text:style-name="P65"><text:span text:style-name="T10">#include</text:span><text:span text:style-name="T11"> </text:span><text:span text:style-name="T10">&lt;iostream&gt;</text:span></text:p>
        </text:list-item>
      </text:list>
      <text:p text:style-name="P11"><text:span text:style-name="T13"><text:tab/>using</text:span><text:span text:style-name="T14"> </text:span><text:span text:style-name="T13">namespace</text:span><text:span text:style-name="T14"> std;</text:span></text:p>
      <text:p text:style-name="P12"/>
      <text:p text:style-name="P11"><text:span text:style-name="T13"><text:tab/>template</text:span><text:span text:style-name="T14"> &lt;</text:span><text:span text:style-name="T13">typename</text:span><text:span text:style-name="T14"> T&gt;</text:span></text:p>
      <text:p text:style-name="P11"><text:span text:style-name="T13"><text:tab/>class</text:span><text:span text:style-name="T14"> ABC</text:span></text:p>
      <text:p text:style-name="P12"><text:tab/>{</text:p>
      <text:p text:style-name="P11"><text:span text:style-name="T13"><text:tab/>public</text:span><text:span text:style-name="T13">:</text:span></text:p>
      <text:p text:style-name="P11"><text:span text:style-name="T14"><text:tab/> <text:s text:c="3"/></text:span><text:span text:style-name="T13">void</text:span><text:span text:style-name="T14"> printPriVal();</text:span></text:p>
      <text:p text:style-name="P11"><text:span text:style-name="T14"><text:tab/> <text:s text:c="3"/></text:span><text:span text:style-name="T13">static</text:span><text:span text:style-name="T14"> T pubVal;</text:span></text:p>
      <text:p text:style-name="P11"><text:span text:style-name="T13"><text:tab/>private</text:span><text:span text:style-name="T13">:</text:span></text:p>
      <text:p text:style-name="P11"><text:span text:style-name="T14"><text:tab/> <text:s text:c="3"/></text:span><text:span text:style-name="T13">static</text:span><text:span text:style-name="T14"> T priVal; </text:span></text:p>
      <text:p text:style-name="P12"><text:tab/>};</text:p>
      <text:p text:style-name="P13"><text:s/></text:p>
      <text:p text:style-name="P11"><text:span text:style-name="T13"><text:tab/>template</text:span><text:span text:style-name="T14"> &lt;</text:span><text:span text:style-name="T13">typename</text:span><text:span text:style-name="T14"> T&gt;</text:span></text:p>
      <text:p text:style-name="P11"><text:span text:style-name="T13"><text:tab/>void</text:span><text:span text:style-name="T14"> ABC&lt;T&gt;::printPriVal()</text:span></text:p>
      <text:p text:style-name="P12"><text:tab/>{</text:p>
      <text:p text:style-name="P13"><text:tab/> <text:s text:c="3"/>cout &lt;&lt; priVal++ &lt;&lt; endl;</text:p>
      <text:p text:style-name="P12"><text:tab/>}</text:p>
      <text:p text:style-name="P12"><text:tab/></text:p>
      <text:p text:style-name="P11"><text:span text:style-name="T13"><text:tab/>template</text:span><text:span text:style-name="T14"> &lt;</text:span><text:span text:style-name="T13">typename</text:span><text:span text:style-name="T14"> T&gt; T ABC&lt;T&gt;::pubVal = 1;</text:span></text:p>
      <text:p text:style-name="P11"><text:span text:style-name="T13"><text:tab/>template</text:span><text:span text:style-name="T14"> &lt;</text:span><text:span text:style-name="T13">typename</text:span><text:span text:style-name="T14"> T&gt; T ABC&lt;T&gt;::priVal = 1.2;</text:span></text:p>
      <text:p text:style-name="P12"/>
      <text:p text:style-name="P11"><text:span text:style-name="T13"><text:tab/>int</text:span><text:span text:style-name="T14"> main()</text:span></text:p>
      <text:p text:style-name="P12"><text:tab/>{</text:p>
      <text:p text:style-name="P11"><text:span text:style-name="T14"><text:tab/> <text:s text:c="3"/>ABC&lt;</text:span><text:span text:style-name="T13">int</text:span><text:span text:style-name="T13">&gt; obj1;</text:span></text:p>
      <text:p text:style-name="P11"><text:span text:style-name="T14"><text:tab/> <text:s text:c="3"/>ABC&lt;</text:span><text:span text:style-name="T13">float</text:span><text:span text:style-name="T13">&gt; obj2;</text:span></text:p>
      <text:p text:style-name="P13"><text:tab/> <text:s text:c="3"/>obj1.printPriVal();</text:p>
      <text:p text:style-name="P13"><text:tab/> <text:s text:c="3"/>cout &lt;&lt; obj1.pubVal &lt;&lt; endl;</text:p>
      <text:p text:style-name="P13"><text:tab/> <text:s text:c="3"/>obj2.printPriVal();</text:p>
      <text:p text:style-name="P12"><text:tab/>}</text:p>
      <text:p text:style-name="P10"><text:tab/></text:p>
      <text:p text:style-name="P10"><text:tab/>a) 1.2</text:p>
      <text:p text:style-name="P10"><text:s text:c="5"/><text:tab/> <text:s text:c="3"/>1</text:p>
      <text:p text:style-name="P10"><text:tab/> <text:s text:c="3"/>1.2</text:p>
      <text:p text:style-name="P10"><text:tab/>b) 2.2</text:p>
      <text:p text:style-name="P10"><text:tab/> <text:s text:c="4"/>1</text:p>
      <text:p text:style-name="P10"><text:tab/> <text:s text:c="4"/>2.2</text:p>
      <text:p text:style-name="P10"><text:tab/>c) 1.2</text:p>
      <text:p text:style-name="P10"><text:tab/> <text:s text:c="4"/>2</text:p>
      <text:p text:style-name="P10"><text:tab/> <text:s text:c="4"/>1.2</text:p>
      <text:p text:style-name="P3"><text:span text:style-name="T12"><text:tab/>d) 1</text:span><text:line-break/><text:tab/> <text:s text:c="4"/>1</text:p>
      <text:p text:style-name="P3"><text:tab/> <text:s text:c="4"/>1.2</text:p>
      <text:list xml:id="list35632810" text:continue-numbering="true" text:style-name="L7">
        <text:list-header>
          <text:p text:style-name="P43"/>
        </text:list-header>
        <text:list-item>
          <text:p text:style-name="P43"/>
        </text:list-item>
        <text:list-item>
          <text:p text:style-name="P43">skd</text:p>
        </text:list-item>
        <text:list-item>
          <text:p text:style-name="P43">kas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53:24.01</meta:creation-date>
    <dc:date>2014-09-05T19:23:47.16</dc:date>
    <meta:editing-duration>P18DT2H57M20S</meta:editing-duration>
    <meta:editing-cycles>367</meta:editing-cycles>
    <meta:generator>OpenOffice.org/3.4$Win32 OpenOffice.org_project/340m1$Build-9590</meta:generator>
    <meta:document-statistic meta:table-count="0" meta:image-count="0" meta:object-count="0" meta:page-count="24" meta:paragraph-count="1253" meta:word-count="5138" meta:character-count="34327"/>
  </office:meta>
</office:document-meta>
</file>